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Palatino-Bold" svg:font-family="Palatino-Bold" style:font-family-generic="roma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Vet cursief"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1" style:family="table">
      <style:table-properties style:width="16.32cm" fo:margin-left="-0.159cm" table:align="left" style:writing-mode="lr-tb"/>
    </style:style>
    <style:style style:name="Tabel1.A" style:family="table-column">
      <style:table-column-properties style:column-width="6.138cm"/>
    </style:style>
    <style:style style:name="Tabel1.B" style:family="table-column">
      <style:table-column-properties style:column-width="1.101cm"/>
    </style:style>
    <style:style style:name="Tabel1.C" style:family="table-column">
      <style:table-column-properties style:column-width="0.841cm"/>
    </style:style>
    <style:style style:name="Tabel1.D" style:family="table-column">
      <style:table-column-properties style:column-width="2.817cm"/>
    </style:style>
    <style:style style:name="Tabel1.E" style:family="table-column">
      <style:table-column-properties style:column-width="5.422cm"/>
    </style:style>
    <style:style style:name="Tabel1.1" style:family="table-row">
      <style:table-row-properties style:keep-together="true" fo:keep-together="auto"/>
    </style:style>
    <style:style style:name="Tabel1.A1" style:family="table-cell">
      <style:table-cell-properties style:vertical-align="middle" style:border-line-width="0.002cm 0.088cm 0.002cm" fo:padding="0.026cm" fo:border="0.092cm double #808080" style:writing-mode="lr-tb"/>
    </style:style>
    <style:style style:name="Tabel1.A2" style:family="table-cell">
      <style:table-cell-properties style:vertical-align="middle" style:border-line-width-left="0.002cm 0.088cm 0.002cm" style:border-line-width-top="0.002cm 0.088cm 0.002cm" style:border-line-width-bottom="0.002cm 0.088cm 0.002cm" fo:padding="0.026cm" fo:border-left="0.092cm double #808080" fo:border-right="none" fo:border-top="0.092cm double #808080" fo:border-bottom="0.092cm double #808080" style:writing-mode="lr-tb"/>
    </style:style>
    <style:style style:name="Tabel1.A9" style:family="table-cell">
      <style:table-cell-properties style:vertical-align="top" style:border-line-width-left="0.002cm 0.088cm 0.002cm" style:border-line-width-top="0.002cm 0.088cm 0.002cm" style:border-line-width-bottom="0.002cm 0.088cm 0.002cm" fo:padding="0.026cm" fo:border-left="0.092cm double #808080" fo:border-right="none" fo:border-top="0.092cm double #808080" fo:border-bottom="0.092cm double #808080" style:writing-mode="lr-tb"/>
    </style:style>
    <style:style style:name="P1" style:family="paragraph" style:parent-style-name="Standard">
      <style:text-properties style:font-name="Times New Roman" fo:font-size="12pt" style:font-size-asian="12pt" style:font-size-complex="12pt"/>
    </style:style>
    <style:style style:name="P2" style:family="paragraph" style:parent-style-name="lyt-cool_7e_LT_7e_Notizen">
      <style:text-properties style:use-window-font-color="true" style:text-outline="false" style:text-line-through-style="none" style:font-name="Times New Roman"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P3" style:family="paragraph" style:parent-style-name="lyt-cool_7e_LT_7e_Notizen">
      <style:text-properties style:use-window-font-color="true" style:text-outline="false" style:text-line-through-style="none" style:font-name="Times New Roman"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style>
    <style:style style:name="P4" style:family="paragraph" style:parent-style-name="lyt-cool_7e_LT_7e_Notizen">
      <style:paragraph-properties fo:margin-left="0.6cm" fo:margin-right="0cm" fo:text-indent="-0.6cm" style:auto-text-indent="false" style:text-autospace="none">
        <style:tab-stops/>
      </style:paragraph-properties>
      <style:text-properties style:use-window-font-color="true" style:text-outline="false" style:text-line-through-style="none" style:font-name="Times New Roman"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P5" style:family="paragraph" style:parent-style-name="Standaard_7e_LT_7e_Notizen">
      <style:text-properties fo:color="#000000"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6" style:family="paragraph" style:parent-style-name="Standaard_7e_LT_7e_Notizen">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7" style:family="paragraph" style:parent-style-name="Standaard_7e_LT_7e_Notizen">
      <style:text-properties fo:color="#000000" style:text-outline="false" style:text-line-through-style="none" style:font-name="Times New Roman"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8" style:family="paragraph" style:parent-style-name="Standaard_7e_LT_7e_Notizen">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9" style:family="paragraph" style:parent-style-name="Standaard_7e_LT_7e_Notizen">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imes New Roman"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10" style:family="paragraph" style:parent-style-name="Standaard_7e_LT_7e_Notizen">
      <style:paragraph-properties fo:margin-left="0cm" fo:margin-right="0cm" fo:margin-top="0.132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imes New Roman"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11" style:family="paragraph" style:parent-style-name="Standaard_7e_LT_7e_Notizen">
      <style:paragraph-properties fo:margin-left="0cm" fo:margin-right="0cm" fo:margin-top="0.106cm" fo:margin-bottom="0cm" fo:line-height="80%"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imes New Roman"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12" style:family="paragraph" style:parent-style-name="Standaard_7e_LT_7e_Notizen">
      <style:paragraph-properties fo:margin-left="0cm" fo:margin-right="0cm" fo:margin-top="0.106cm" fo:margin-bottom="0cm" fo:line-height="80%"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3" style:family="paragraph" style:parent-style-name="Standaard_7e_LT_7e_Notizen">
      <style:paragraph-properties fo:margin-left="0cm" fo:margin-right="0cm" fo:margin-top="0.106cm" fo:margin-bottom="0cm" fo:line-height="80%"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imes New Roman"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text-emphasize="none"/>
    </style:style>
    <style:style style:name="P14" style:family="paragraph" style:parent-style-name="Standaard_7e_LT_7e_Notizen">
      <style:paragraph-properties fo:margin-left="1.27cm" fo:margin-right="0cm" fo:margin-top="0.106cm" fo:margin-bottom="0cm" fo:line-height="80%" fo:text-align="start" style:justify-single-word="false" fo:text-indent="0cm" style:auto-text-indent="false" style:text-autospace="non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outline="false" style:text-line-through-style="none" style:font-name="Times New Roman"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15" style:family="paragraph" style:parent-style-name="Standaard_7e_LT_7e_Notizen">
      <style:paragraph-properties fo:margin-left="1.27cm" fo:margin-right="0cm" fo:margin-top="0.106cm" fo:margin-bottom="0cm" fo:line-height="80%" fo:text-align="start" style:justify-single-word="false" fo:text-indent="0cm" style:auto-text-indent="false" style:text-autospace="non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6" style:family="paragraph" style:parent-style-name="Standaard_7e_LT_7e_Notizen" style:list-style-name="L1">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7" style:family="paragraph" style:parent-style-name="Standard">
      <style:text-properties style:font-name="Times New Roman" fo:font-size="12pt" style:font-size-asian="12pt" style:font-size-complex="12pt"/>
    </style:style>
    <style:style style:name="P18" style:family="paragraph" style:parent-style-name="Standard">
      <style:paragraph-properties style:snap-to-layout-grid="false"/>
      <style:text-properties fo:font-weight="bold" style:font-weight-asian="bold" style:font-weight-complex="bold"/>
    </style:style>
    <style:style style:name="P19" style:family="paragraph" style:parent-style-name="Standard">
      <style:paragraph-properties style:snap-to-layout-grid="false"/>
    </style:style>
    <style:style style:name="P20" style:family="paragraph" style:parent-style-name="Standard">
      <style:text-properties fo:language="en" fo:country="GB"/>
    </style:style>
    <style:style style:name="P21" style:family="paragraph" style:parent-style-name="Standard">
      <style:paragraph-properties style:snap-to-layout-grid="false"/>
      <style:text-properties fo:language="en" fo:country="GB"/>
    </style:style>
    <style:style style:name="P22" style:family="paragraph" style:parent-style-name="Standard">
      <style:text-properties fo:color="#0000ff" style:font-name="Arial" fo:font-size="10pt" style:font-size-asian="10pt" style:font-name-complex="Arial" style:font-size-complex="10pt"/>
    </style:style>
    <style:style style:name="P23" style:family="paragraph" style:parent-style-name="Standard" style:master-page-name="Standard">
      <style:paragraph-properties fo:margin-top="0cm" fo:margin-bottom="0.494cm" style:page-number="auto" fo:break-before="page"/>
    </style:style>
    <style:style style:name="P24" style:family="paragraph" style:parent-style-name="Standard">
      <style:paragraph-properties fo:margin-top="0.494cm" fo:margin-bottom="0.494cm"/>
    </style:style>
    <style:style style:name="P25" style:family="paragraph" style:parent-style-name="Standard">
      <style:paragraph-properties fo:margin-top="0.494cm" fo:margin-bottom="0.494cm"/>
      <style:text-properties fo:language="en" fo:country="GB"/>
    </style:style>
    <style:style style:name="P26" style:family="paragraph" style:parent-style-name="Standard" style:list-style-name="WW8Num9">
      <style:paragraph-properties fo:margin-left="0cm" fo:margin-right="0cm" fo:margin-top="0cm" fo:margin-bottom="0cm" fo:text-indent="0cm" style:auto-text-indent="false" style:snap-to-layout-grid="false">
        <style:tab-stops/>
      </style:paragraph-properties>
      <style:text-properties fo:font-size="13.5pt" fo:font-weight="bold" style:font-size-asian="13.5pt" style:font-weight-asian="bold" style:font-size-complex="13.5pt" style:font-weight-complex="bold"/>
    </style:style>
    <style:style style:name="P27" style:family="paragraph" style:parent-style-name="Standard" style:list-style-name="WW8Num9">
      <style:paragraph-properties fo:margin-left="0cm" fo:margin-right="0cm" fo:margin-top="0.494cm" fo:margin-bottom="0.494cm" fo:text-indent="0cm" style:auto-text-indent="false">
        <style:tab-stops/>
      </style:paragraph-properties>
      <style:text-properties fo:color="#0000ff" style:font-name="Arial" fo:font-size="24pt" fo:font-weight="bold" style:letter-kerning="true" style:font-size-asian="24pt" style:font-weight-asian="bold" style:font-name-complex="Arial" style:font-size-complex="24pt" style:font-weight-complex="bold"/>
    </style:style>
    <style:style style:name="P28" style:family="paragraph" style:parent-style-name="Standard" style:list-style-name="WW8Num9">
      <style:paragraph-properties fo:margin-left="0cm" fo:margin-right="0cm" fo:margin-top="0.494cm" fo:margin-bottom="0.494cm" fo:text-indent="0cm" style:auto-text-indent="false">
        <style:tab-stops/>
      </style:paragraph-properties>
      <style:text-properties fo:language="en" fo:country="GB" fo:font-weight="bold" style:font-weight-asian="bold" style:font-weight-complex="bold"/>
    </style:style>
    <style:style style:name="P29" style:family="paragraph" style:parent-style-name="Standard" style:list-style-name="WW8Num9">
      <style:paragraph-properties fo:margin-left="0cm" fo:margin-right="0cm" fo:margin-top="0.494cm" fo:margin-bottom="0.494cm" fo:text-indent="0cm" style:auto-text-indent="false">
        <style:tab-stops/>
      </style:paragraph-properties>
      <style:text-properties fo:font-weight="bold" style:font-weight-asian="bold" style:font-weight-complex="bold"/>
    </style:style>
    <style:style style:name="P30" style:family="paragraph" style:parent-style-name="Standard" style:list-style-name="WW8Num9">
      <style:paragraph-properties fo:margin-left="0cm" fo:margin-right="0cm" fo:margin-top="0cm" fo:margin-bottom="0.494cm" fo:text-indent="0cm" style:auto-text-indent="false">
        <style:tab-stops/>
      </style:paragraph-properties>
      <style:text-properties fo:font-weight="bold" style:font-weight-asian="bold" style:font-weight-complex="bold"/>
    </style:style>
    <style:style style:name="P31" style:family="paragraph" style:parent-style-name="Standard" style:list-style-name="WW8Num7">
      <style:paragraph-properties fo:margin-left="1.27cm" fo:margin-right="0cm" fo:margin-top="0cm" fo:margin-bottom="0.494cm" fo:text-indent="-0.635cm" style:auto-text-indent="false" style:snap-to-layout-grid="false"/>
      <style:text-properties fo:language="en" fo:country="GB"/>
    </style:style>
    <style:style style:name="P32" style:family="paragraph" style:parent-style-name="Standard" style:list-style-name="WW8Num1">
      <style:paragraph-properties fo:margin-left="1.27cm" fo:margin-right="0cm" fo:margin-top="0cm" fo:margin-bottom="0.494cm" fo:text-indent="-0.635cm" style:auto-text-indent="false"/>
      <style:text-properties fo:language="en" fo:country="GB"/>
    </style:style>
    <style:style style:name="P33" style:family="paragraph" style:parent-style-name="Standard" style:list-style-name="WW8Num5">
      <style:paragraph-properties fo:margin-left="1.27cm" fo:margin-right="0cm" fo:margin-top="0cm" fo:margin-bottom="0.494cm" fo:text-indent="-0.635cm" style:auto-text-indent="false"/>
      <style:text-properties fo:language="en" fo:country="GB"/>
    </style:style>
    <style:style style:name="P34" style:family="paragraph" style:parent-style-name="Standard" style:list-style-name="WW8Num12">
      <style:paragraph-properties fo:margin-left="1.27cm" fo:margin-right="0cm" fo:margin-top="0cm" fo:margin-bottom="0.494cm" fo:text-indent="-0.635cm" style:auto-text-indent="false"/>
    </style:style>
    <style:style style:name="P35" style:family="paragraph" style:parent-style-name="Standard" style:list-style-name="WW8Num11">
      <style:paragraph-properties fo:margin-left="1.27cm" fo:margin-right="0cm" fo:margin-top="0cm" fo:margin-bottom="0.494cm" fo:text-indent="-0.635cm" style:auto-text-indent="false"/>
    </style:style>
    <style:style style:name="P36" style:family="paragraph" style:parent-style-name="Standard" style:list-style-name="WW8Num6">
      <style:paragraph-properties fo:margin-left="1.27cm" fo:margin-right="0cm" fo:margin-top="0cm" fo:margin-bottom="0.494cm" fo:text-indent="-0.635cm" style:auto-text-indent="false"/>
    </style:style>
    <style:style style:name="P37" style:family="paragraph" style:parent-style-name="Standard" style:list-style-name="WW8Num3">
      <style:paragraph-properties fo:margin-left="1.27cm" fo:margin-right="0cm" fo:margin-top="0cm" fo:margin-bottom="0.494cm" fo:text-indent="-0.635cm" style:auto-text-indent="false"/>
    </style:style>
    <style:style style:name="P38" style:family="paragraph" style:parent-style-name="Standard" style:list-style-name="WW8Num7">
      <style:paragraph-properties fo:margin-left="1.27cm" fo:margin-right="0cm" fo:margin-top="0.494cm" fo:margin-bottom="0cm" fo:text-indent="-0.635cm" style:auto-text-indent="false"/>
      <style:text-properties fo:language="en" fo:country="GB"/>
    </style:style>
    <style:style style:name="P39" style:family="paragraph" style:parent-style-name="Standard" style:list-style-name="WW8Num1">
      <style:paragraph-properties fo:margin-left="1.27cm" fo:margin-right="0cm" fo:margin-top="0.494cm" fo:margin-bottom="0cm" fo:text-indent="-0.635cm" style:auto-text-indent="false"/>
      <style:text-properties fo:language="en" fo:country="GB"/>
    </style:style>
    <style:style style:name="P40" style:family="paragraph" style:parent-style-name="Standard" style:list-style-name="WW8Num5">
      <style:paragraph-properties fo:margin-left="1.27cm" fo:margin-right="0cm" fo:margin-top="0.494cm" fo:margin-bottom="0cm" fo:text-indent="-0.635cm" style:auto-text-indent="false"/>
      <style:text-properties fo:language="en" fo:country="GB"/>
    </style:style>
    <style:style style:name="P41" style:family="paragraph" style:parent-style-name="Standard" style:list-style-name="WW8Num12">
      <style:paragraph-properties fo:margin-left="1.27cm" fo:margin-right="0cm" fo:margin-top="0.494cm" fo:margin-bottom="0cm" fo:text-indent="-0.635cm" style:auto-text-indent="false"/>
    </style:style>
    <style:style style:name="P42" style:family="paragraph" style:parent-style-name="Standard" style:list-style-name="WW8Num11">
      <style:paragraph-properties fo:margin-left="1.27cm" fo:margin-right="0cm" fo:margin-top="0.494cm" fo:margin-bottom="0cm" fo:text-indent="-0.635cm" style:auto-text-indent="false"/>
    </style:style>
    <style:style style:name="P43" style:family="paragraph" style:parent-style-name="Standard" style:list-style-name="WW8Num6">
      <style:paragraph-properties fo:margin-left="1.27cm" fo:margin-right="0cm" fo:margin-top="0.494cm" fo:margin-bottom="0cm" fo:text-indent="-0.635cm" style:auto-text-indent="false"/>
    </style:style>
    <style:style style:name="P44" style:family="paragraph" style:parent-style-name="Standard" style:list-style-name="WW8Num12">
      <style:paragraph-properties fo:margin-left="1.27cm" fo:margin-right="0cm" fo:margin-top="0cm" fo:margin-bottom="0cm" fo:text-indent="-0.635cm" style:auto-text-indent="false"/>
      <style:text-properties fo:language="en" fo:country="GB"/>
    </style:style>
    <style:style style:name="P45" style:family="paragraph" style:parent-style-name="Standard" style:list-style-name="WW8Num1">
      <style:paragraph-properties fo:margin-left="1.27cm" fo:margin-right="0cm" fo:margin-top="0cm" fo:margin-bottom="0cm" fo:text-indent="-0.635cm" style:auto-text-indent="false"/>
      <style:text-properties fo:language="en" fo:country="GB"/>
    </style:style>
    <style:style style:name="P46" style:family="paragraph" style:parent-style-name="Standard" style:list-style-name="WW8Num5">
      <style:paragraph-properties fo:margin-left="1.27cm" fo:margin-right="0cm" fo:margin-top="0cm" fo:margin-bottom="0cm" fo:text-indent="-0.635cm" style:auto-text-indent="false"/>
      <style:text-properties fo:language="en" fo:country="GB"/>
    </style:style>
    <style:style style:name="P47" style:family="paragraph" style:parent-style-name="Standard" style:list-style-name="WW8Num12">
      <style:paragraph-properties fo:margin-left="1.27cm" fo:margin-right="0cm" fo:margin-top="0cm" fo:margin-bottom="0cm" fo:text-indent="-0.635cm" style:auto-text-indent="false"/>
    </style:style>
    <style:style style:name="P48" style:family="paragraph" style:parent-style-name="Standard" style:list-style-name="WW8Num11">
      <style:paragraph-properties fo:margin-left="1.27cm" fo:margin-right="0cm" fo:margin-top="0cm" fo:margin-bottom="0cm" fo:text-indent="-0.635cm" style:auto-text-indent="false"/>
    </style:style>
    <style:style style:name="P49" style:family="paragraph" style:parent-style-name="Standard" style:list-style-name="WW8Num6">
      <style:paragraph-properties fo:margin-left="1.27cm" fo:margin-right="0cm" fo:margin-top="0cm" fo:margin-bottom="0cm" fo:text-indent="-0.635cm" style:auto-text-indent="false"/>
    </style:style>
    <style:style style:name="P50" style:family="paragraph" style:parent-style-name="Standard" style:list-style-name="WW8Num3">
      <style:paragraph-properties fo:margin-left="1.27cm" fo:margin-right="0cm" fo:margin-top="0cm" fo:margin-bottom="0cm" fo:text-indent="-0.635cm" style:auto-text-indent="false"/>
    </style:style>
    <style:style style:name="P51" style:family="paragraph" style:parent-style-name="Standard" style:list-style-name="WW8Num1">
      <style:paragraph-properties fo:margin-left="1.27cm" fo:margin-right="0cm" fo:margin-top="0cm" fo:margin-bottom="0cm" fo:text-indent="-0.635cm" style:auto-text-indent="false"/>
    </style:style>
    <style:style style:name="T1" style:family="text">
      <style:text-properties fo:color="#009999"/>
    </style:style>
    <style:style style:name="T2" style:family="text">
      <style:text-properties fo:color="#009999" fo:font-style="italic" style:font-style-asian="italic" style:font-style-complex="italic"/>
    </style:style>
    <style:style style:name="T3" style:family="text">
      <style:text-properties fo:color="#051aa3" fo:font-weight="bold" style:font-name-asian="Palatino-Bold" style:font-weight-asian="bold" style:font-name-complex="Palatino-Bold" style:font-weight-complex="bold"/>
    </style:style>
    <style:style style:name="T4" style:family="text">
      <style:text-properties style:font-name-asian="Arial" style:font-name-complex="Arial"/>
    </style:style>
    <style:style style:name="T5" style:family="text">
      <style:text-properties fo:font-weight="bold" style:font-name-asian="Arial" style:font-weight-asian="bold" style:font-name-complex="Arial" style:font-weight-complex="bold"/>
    </style:style>
    <style:style style:name="T6" style:family="text">
      <style:text-properties style:font-name-asian="Arial1" style:font-name-complex="Arial1"/>
    </style:style>
    <style:style style:name="T7" style:family="text">
      <style:text-properties style:font-name="Times New Roman" fo:font-size="12pt" style:font-name-asian="Arial" style:font-size-asian="12pt" style:font-name-complex="Arial" style:font-size-complex="12pt"/>
    </style:style>
    <style:style style:name="T8" style:family="text">
      <style:text-properties style:font-name="Times New Roman" fo:font-size="12pt" style:font-size-asian="12pt" style:font-size-complex="12pt"/>
    </style:style>
    <style:style style:name="T9" style:family="text">
      <style:text-properties style:font-name="Times New Roman1" fo:font-size="14pt" fo:font-style="italic" fo:font-weight="bold"/>
    </style:style>
    <style:style style:name="T10" style:family="text">
      <style:text-properties fo:language="en" fo:country="GB"/>
    </style:style>
    <style:style style:name="T11" style:family="text">
      <style:text-properties fo:language="en" fo:country="GB" fo:font-weight="bold" style:font-weight-asian="bold" style:font-weight-complex="bold"/>
    </style:style>
    <style:style style:name="T12" style:family="text">
      <style:text-properties fo:color="#0000ff" fo:language="en" fo:country="GB" style:text-underline-style="solid" style:text-underline-width="auto" style:text-underline-color="font-color"/>
    </style:style>
    <style:style style:name="T13" style:family="text">
      <style:text-properties fo:color="#0000ff" style:font-name="Arial" fo:font-size="10pt" style:text-underline-style="solid" style:text-underline-width="auto" style:text-underline-color="font-color" style:font-size-asian="10pt" style:font-name-complex="Arial"/>
    </style:style>
    <style:style style:name="T14" style:family="text">
      <style:text-properties fo:font-size="10pt" style:font-size-asian="10pt" style:font-size-complex="10pt"/>
    </style:style>
    <style:style style:name="T15" style:family="text">
      <style:text-properties fo:font-size="10pt" fo:language="en" fo:country="GB" style:font-size-asian="10pt" style:font-size-complex="10pt"/>
    </style:style>
    <style:style style:name="T16" style:family="text">
      <style:text-properties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9">Dia</text:span> 1</text:p>
      <text:p text:style-name="P1"/>
      <text:p text:style-name="P8">Positionering presentatie:</text:p>
      <text:p text:style-name="P8">- geen (pre-) sales, geen bit-niveau uitwerking</text:p>
      <text:p text:style-name="P8">- wel overzicht 'traditionele' authenticatie versus 'nieuwe' authenticatie</text:p>
      <text:p text:style-name="P8">- korte verklaring verschil authenticatie versus authorisatie</text:p>
      <text:list xml:id="list35481213" text:style-name="L1">
        <text:list-header>
          <text:p text:style-name="P16">- nadruk op werkwijze, gebruikerservaring</text:p>
        </text:list-header>
      </text:list>
      <text:p text:style-name="P1"/>
      <text:p text:style-name="P1"><text:span text:style-name="T9">Dia</text:span> 2</text:p>
      <text:p text:style-name="P1"/>
      <text:p text:style-name="P6">Er is ruimte voor vragen, (kleine) diskussies, mogelijk een korte demo</text:p>
      <text:p text:style-name="P9"><text:span text:style-name="T4">Bedoeling is een overzicht te geven en de animo voor een sig-bijeenkomst te </text:span>polsen, waar dan gericht en diepgaander authenticatie kan worden uitgewerkt.</text:p>
      <text:p text:style-name="P1"/>
      <text:p text:style-name="P1"><text:span text:style-name="T9">Dia</text:span> 3</text:p>
      <text:p text:style-name="P1"/>
      <text:p text:style-name="P5"><text:span text:style-name="T7">Ton van der Zwet, (</text:span><text:a xlink:type="simple" xlink:href="mailto:ton.vanderzwet@oooovms.dyndns.org"><text:span text:style-name="T7">ton.vanderzwet@oooovms.dyndns.org</text:span></text:a><text:span text:style-name="T7">) sinds versie 1.x met VMS bezig en lang lid van OpenVMS </text:span><text:span text:style-name="T8">gebruikersverenigingen (DECUS, ...)</text:span></text:p>
      <text:p text:style-name="P10"/>
      <text:p text:style-name="P10"><text:span text:style-name="T4">Deze presentatie is ontstaan omdat ik geïntresseerd geraakt ben in de nieuwe mogelijkheden </text:span>die beschikbaar kwamen met de komst van ACME, Kerberos en <text:s/>LDAP op OpenVMS. Als gebruiker van LINUX, OpenSource en met name OpenOffice zijn mijn interesses al langer breder dan de VMS-only producten. In deze open wereld zijn VMS-only toepassingen nauwelijks bekend, maar de OpenSource functioneel “gelijkwaardige” producten des te meer. Het gebruiken van de kwaliteiten van OpenVMS in deze wereld is voor mij een uitdaging. </text:p>
      <text:p text:style-name="P10"/>
      <text:p text:style-name="P10"><text:span text:style-name="T4">Het uitzoeken van de mogelijkheden van OpenVMS in een complexe <text:s/>client/server omgeving </text:span>vereist een aantal (OpenVMS) servers. Deze hebben we heel snel en flexibel kunnen realiseren door een aantal laptop’s te voorzien van een ALPHA emulator (Personal Alpha). Deze methode is ook voor een hobbyist, eventueel met de hulp van een aantal mede-hobbyisten, zonder hoge kosten te realiseren.</text:p>
      <text:p text:style-name="P10"/>
      <text:p text:style-name="P10"><text:span text:style-name="T4">Bij mijn werkgever is er al langer een wens om tot een single-signon werkwijze te komen. </text:span>Deze is echter gebaseerd op een windows/AD/E-dir omgeving. Hoe past OpenVMS in dit plaatje...</text:p>
      <text:p text:style-name="P10"/>
      <text:p text:style-name="P10"><text:span text:style-name="T4">Mijn dank gaat uit naar Fekko Stubbe en Martin Borgman voor hulp bij het realiseren van </text:span>dit onderzoek. Zonder hun inhoudelijke bijdragen en feedback zou deze presentatie niet tot stand gekomen zijn.</text:p>
      <text:p text:style-name="P1"/>
      <text:p text:style-name="P1"><text:span text:style-name="T9">Dia</text:span> 4</text:p>
      <text:p text:style-name="P1"/>
      <text:p text:style-name="P7"><text:span text:style-name="T4">De sysuaf vormt de basis voor de lokale authenticatie en autorisatie database. Voor het </text:span>authenticatie gebruik wordt de index (username) - <text:s/>sleutel (password) combinatie vergeleken met de authenticatie aanvraag. Username komt functioneel overeen met de public-key; het password met de (shared) secret key. Dit is een long term key. (longterm kan zijn 1-malig tot oneindig zijn, afhankelijk van de beveiligings-strategie)</text:p>
      <text:p text:style-name="P9"><text:soft-page-break/><text:span text:style-name="T4">Zijstap: ALF (automatic login facility) met sysalf als database werkt op basis van poortnaam </text:span>(device), een userproces wordt gestart zodra er een bijvoorbeeld een return wordt ingegeven op deze poort. Bijvoorkeur te gebruiken daar waar slechts één applicatie gebruikt wordt, bijvoorbeeld point of sales terminals.</text:p>
      <text:p text:style-name="P9"><text:span text:style-name="T4">Decnet proxy database heeft de vorm van “nodename”::”remote user” mapped naar “lokale </text:span>user”. Velden in deze database mogen wildcards zijn! Wordt niet aanbevolen voor interaktief gebruik!</text:p>
      <text:p text:style-name="P9"><text:span text:style-name="T4">Batch: het submitten van een batchjob kan alleen vanuit een geauthenticeerd proces met de </text:span>juiste authorisatie. De job-gegevens worden opgeslagen in de beveiligde queue-database. Een eenmaal gesubmitte job is in principe vwb authenticatie niet meer te wijzigen .</text:p>
      <text:p text:style-name="P9"><text:span text:style-name="T4">Voor een TCP/IP deamon wordt door een listener op een vastgesteld poortnummer geluisterd. </text:span>Zodra daar een volgens het protocol geldige activiteit plaatsvind, wordt er lokaal een aktiviteit uitgevoerd (bijvoorbeeld telnet: start een nieuwe telnet sessie onder het account van de nieuwe gebruiker)</text:p>
      <text:p text:style-name="P9"><text:span text:style-name="T4">Authorisatie: wat zijn de resources die het proces mag benaderen/gebruiken/verwijderen. </text:span>Bijvoorbeeld CPU-time, memory, devices, files --&gt; “objecten”</text:p>
      <text:p text:style-name="P1"/>
      <text:p text:style-name="P1"><text:span text:style-name="T9">Dia</text:span> 5</text:p>
      <text:p text:style-name="P1"/>
      <text:p text:style-name="P7"><text:span text:style-name="T4">Authenticatie betreft het zekerstellen van de identiteit van de aanvrager. De </text:span><text:s/>manier waarop dit veelal gebeurt is gebaseerd op het vertrouwen van één of <text:s/>meerdere kenmerken/attributen van de aanvrager. De traditionele attributen <text:s/>van de aanvrager zijn een unieke username en het bijbehorende password. <text:s/>Deze combinatie is ook vastgelegd in de authenticatie/authorisatie databases <text:s/>van de server. De username is te vergelijken met een public key en wordt <text:s/>gebruikt als index in de databases. Nadelen van deze methode zijn onder <text:s/>andere een beperkte lange termijn veiligheid omdat bij elke authenticatie <text:s/>dezelfde combinatie moet worden gebruikt. (kans op onderschepping, <text:s/>maatregelen: korte password lifetime, encrypted verbindingen)</text:p>
      <text:p text:style-name="P9"><text:span text:style-name="T4">Nieuwe technieken maken het gebruik van andere attributen mogelijk: </text:span><text:s/>bijvoorbeeld biometrische authenticatie</text:p>
      <text:p text:style-name="P9"><text:span text:style-name="T4">Een andere oplossingsrichting is de encryptie van de communicatie in </text:span><text:s/>combinatie met wederzijdse authenticatie voordat er geauthoriseerd kan <text:s/>worden. Deze methodiek wordt gebruikt door kerberos: Lokaal eenmalige <text:s/>authenticatie dmv de traditionele methode, daarna wordt er door het gebruik <text:s/>van een uniek eenmalig ticket met beperkte levensduur (TGT) per service een <text:s/>andere unieke eenmalige authenticatiekey aangemaakt. Ook voor de kerberos <text:s/>omgeving geldt dat er een trustrelatie tussen de authenticator (ook AS, of <text:s/>KDC genoemd) en de serviceleveranciers en clienten moet bestaan. In de <text:s/>volgende dias wordt aangegeven hoe kerberos dit realiseerd.</text:p>
      <text:p text:style-name="P1"/>
      <text:p text:style-name="P1"><text:span text:style-name="T9">Dia</text:span> 6</text:p>
      <text:p text:style-name="P1"/>
      <text:p text:style-name="P7"><text:span text:style-name="T4">Het ACME mechanisme is de, door HP gedocumenteerde en beschikbaar </text:span><text:s/>gestelde interface voor de authenticatie van “gebruikers”. </text:p>
      <text:p text:style-name="P9"/>
      <text:p text:style-name="P9"><text:span text:style-name="T4">Kerberos is een beveiligd, uitgaande van een onveilig (inter)netwerk, </text:span><text:s/>authenticatieprotocol. Het protocol is bedoeld voor client-server omgevingen, <text:s/>met ruime interpretatie van clients en servers (services).</text:p>
      <text:p text:style-name="P9"/>
      <text:p text:style-name="P9"><text:span text:style-name="T4">LDAP, X.500 zijn gestandaardiseerde protocollen die het gebruik van </text:span><text:s/>directories (verzamelingen gegevens veelal gebruikt tbv authenticatie en <text:s/>authorisatie) beschrijven.</text:p>
      <text:p text:style-name="P9"><text:span text:style-name="T4">X.500 is gebaseerd op het OSI-model (7 laags-structuur), met de daarbij </text:span><text:s/>behorende zware, geformaliseerde protocol-beschrijvingen. Een X.500 <text:s/>implementatie vereiste behoorlijk veel ICT <text:soft-page-break/>resources.</text:p>
      <text:p text:style-name="P9"><text:span text:style-name="T4">LDAP is een een afgeslankte implementatie van directory gebruiksprotocollen. </text:span><text:s/>LDAP vereist (veel) minder ICT resources.</text:p>
      <text:p text:style-name="P9"/>
      <text:p text:style-name="P9"><text:span text:style-name="T4">HP OpenVMS Enterprise Directory is een X.500 implementatie met DECNET-</text:span> V en TCP/IP (LDAP) koppelingen.</text:p>
      <text:p text:style-name="P1"/>
      <text:p text:style-name="P1"><text:span text:style-name="T9">Dia</text:span> 7</text:p>
      <text:p text:style-name="P1"/>
      <text:p text:style-name="P7"><text:span text:style-name="T4">Het ACME mechanisme is de, door HP gedocumenteerde en beschikbaar </text:span><text:s/>gestelde interface voor de authenticatie van “gebruikers”. Doordat dit <text:s/>mechanisme extendable is, kunnen er allerlei (toekomstige) <text:s/>authenticatiemethodieken op een OpenVMS systeem gebruikt gaan worden. <text:s/>Het vereist “alleen” een het schrijven van een nieuwe extensie/plug-in. Te <text:s/>denken valt aan bijvoorbeeld biometrische authenticatiemethoden (iris-scan, <text:s/>vingerafdruk, ...) of nieuwe technologieën (RFID,...)</text:p>
      <text:p text:style-name="P9"><text:span text:style-name="T4">Door HP zijn een aantal modules (extenties) geleverd (Traditioneel, MSLM, </text:span><text:s/>LDAP/MSAD, Kerberos)</text:p>
      <text:p text:style-name="P1"/>
      <text:p text:style-name="P1"><text:span text:style-name="T9">Dia</text:span> 8</text:p>
      <text:p text:style-name="P1"/>
      <text:p text:style-name="P7"><text:span text:style-name="T4">Kerberos is ontwikkeld om authenticatie te doen over niet veilige </text:span><text:s/>verbindingen. Deze presentatie gaat uit van een Kerberos 5 implementatie. <text:s/>Microsoft gebruikt Kerberos 5 in AD</text:p>
      <text:p text:style-name="P9"><text:span text:style-name="T4">Kerberos is ontwikkeld als een authenticatie machine voor project </text:span><text:s/>Athena <text:s/>van <text:s/>het MIT <text:s/>in <text:s/>1983. Het is vrijgegeven <text:s/>als Open Source in 1987 en in 1993 is het <text:s/>een <text:s text:c="2"/>IETF <text:s/>standard geworden.</text:p>
      <text:p text:style-name="P9"/>
      <text:p text:style-name="P8">Links naar de websites:</text:p>
      <text:p text:style-name="P8">Website van het MIT, waar veel info te vinden valt:</text:p>
      <text:p text:style-name="P8">http://web.mit.edu/kerberos/</text:p>
      <text:p text:style-name="P8">Website van het kerberos consortium:</text:p>
      <text:p text:style-name="P8">http://www.kerberos.org/</text:p>
      <text:p text:style-name="P8">Onder de tab software zijn whitepapers te vinden.</text:p>
      <text:p text:style-name="P8">http://www.kerberos.org/software/index.html</text:p>
      <text:p text:style-name="P9"/>
      <text:p text:style-name="P1"><text:span text:style-name="T9">Dia</text:span> 9</text:p>
      <text:p text:style-name="P1"/>
      <text:p text:style-name="P7"><text:span text:style-name="T5">LDAP </text:span>is een <text:span text:style-name="T1">netwerkprotocol</text:span> dat beschrijft hoe gegevens uit <text:span text:style-name="T1">directoryservices</text:span> benaderd moeten worden over bijvoorbeeld <text:span text:style-name="T1">TCP/IP</text:span> </text:p>
      <text:p text:style-name="P12">For LDAP V2: </text:p>
      <text:p text:style-name="P15">• RFC 1777 Lightweight Directory Access Protocol </text:p>
      <text:p text:style-name="P15">• RFC 1558 A String Representation of LDAP Search Filters </text:p>
      <text:p text:style-name="P15">• RFC 1778 The String Representation of Standard Attribute Syntaxes </text:p>
      <text:p text:style-name="P11"/>
      <text:p text:style-name="P12">For LDAP V3: </text:p>
      <text:p text:style-name="P15">• RFC 2251 Lightweight Directory Access Protocol (v3) </text:p>
      <text:p text:style-name="P15">• RFC 2252 Lightweight Directory Access Protocol (v3): Attribute Syntax Definitions </text:p>
      <text:p text:style-name="P14"><text:soft-page-break/><text:span text:style-name="T4">• RFC 2253 Lightweight Directory Access Protocol (v3): UTF-8 String Representation of Distinguished </text:span>Names </text:p>
      <text:p text:style-name="P15">• RFC 2254 The String Representation of LDAP Search Filters </text:p>
      <text:p text:style-name="P15">• RFC 2255 The LDAP URL Format </text:p>
      <text:p text:style-name="P15">• RFC 2256 A Summary of the X.500 (96) User Schema for use with LDAP V3 </text:p>
      <text:p text:style-name="P14"/>
      <text:p text:style-name="P11"><text:span text:style-name="T5">MS AD </text:span>is een Microsoft X.500 implementatie met Kerberos 5 voor authenticatie. AD registreerd LDAP en Kerberos poorten in Dynamic DNS (Bind 8 en hoger)</text:p>
      <text:p text:style-name="P11"/>
      <text:p text:style-name="P11"><text:span text:style-name="T5">X.500</text:span> is een <text:span text:style-name="T1">standaard</text:span> die de <text:span text:style-name="T1">protocollen</text:span> definieert voor <text:span text:style-name="T1">directoryservices</text:span> om te gebruiken voor het uitwisselen van informatie. X.500 is ontwikkeld door de <text:span text:style-name="T1">ITU-T</text:span> (toen nog CITT genaamd) in samenwerking met <text:span text:style-name="T2">ISO</text:span>.</text:p>
      <text:p text:style-name="P11"><text:span text:style-name="T4">De opbouw van de X.500-standaard volgt het </text:span><text:span text:style-name="T1">OSI</text:span>-model</text:p>
      <text:p text:style-name="P11"><text:span text:style-name="T5">DUA</text:span> – Directory User Agent</text:p>
      <text:p text:style-name="P11"><text:span text:style-name="T5">DSA</text:span> – Directory System Agent</text:p>
      <text:p text:style-name="P13">Directory Protocollen in X.500</text:p>
      <text:p text:style-name="P11"><text:span text:style-name="T5">DAP</text:span> - Directory Access Protocol (DUA-DSA)</text:p>
      <text:p text:style-name="P11"><text:span text:style-name="T5">DSP</text:span> - Directory System Protocol (DSA-DSA)</text:p>
      <text:p text:style-name="P11"><text:span text:style-name="T5">DISP</text:span> - Directory Information Shadowing Protocol (DSA-DSA) </text:p>
      <text:p text:style-name="P11"><text:span text:style-name="T5">DOP</text:span> - Directory Operational Binding Management Protocol (DSA-DSA)</text:p>
      <text:p text:style-name="P11"><text:span text:style-name="T5">(LDAP</text:span> – Lightweight Directory Access Protocol)</text:p>
      <text:p text:style-name="P11"/>
      <text:p text:style-name="P11"><text:span text:style-name="T5">HP Enterprise directory</text:span> is een volledige X500 directory implementatie (ISO/OSI-model) waarbij in versie 5.4 de noodzaak om decnet te gebruiken vervallen is. Met deze versie is ook een TCP/IP-only benadering met LDAP mogelijk</text:p>
      <text:p text:style-name="P1"/>
      <text:p text:style-name="P1"><text:span text:style-name="T9">Dia</text:span> 10</text:p>
      <text:p text:style-name="P1"/>
      <text:p text:style-name="P7"><text:span text:style-name="T4">Deze opmerking komt uit de ACME kerberos documentatie. Op dit moment is </text:span><text:s/>de status van de Kerberos agent “nog niet op productie-kwaliteit”</text:p>
      <text:p text:style-name="P9"><text:span text:style-name="T4">De voordelen van de ACME-integratie zijn echter dat bijvoorbeeld de </text:span><text:s/>password synchronisatie over het hele REALM bij het inloggen via <text:s/>ACME/KERBEROS gebeurt. Wij zijn nog met onderzoek bezig naar de <text:s/>mogelijkheden en inpasbaarheid van KERBEROS in een ACME omgeving. </text:p>
      <text:p text:style-name="P1"/>
      <text:p text:style-name="P1"><text:span text:style-name="T9">Dia</text:span> 11</text:p>
      <text:p text:style-name="P1"/>
      <text:p text:style-name="P7"><text:span text:style-name="T4">Deze dia laat in grote stappen de werking van kerberos zien: Belangrijk is dat </text:span>er altijd kontakt (tbv ticket, credentials) moet worden opgenomen met een KDC voordat er door een (application) server service verleend kan worden. Alle componenten (users, clients, hosts, services, kdc,...) moeten met hun LTK's opgenomen zijn in de “databases” (KDC alles, overigen alleen hun eigen keys).</text:p>
      <text:p text:style-name="P9"><text:span text:style-name="T4">Door encryptie, wederzijdse bekendheid (trust), single session (encryption) keys </text:span>en tijdigheid als randvoorwaarde te gebruiken, is de betrouwbaarheid (positieve authenticatie) hoog. De strikte naleving van alle randvoorwaarden is echter cruciaal. <text:s/>Het niet invullen van een van de randvoorwaardes leidt tot afwijzing.</text:p>
      <text:p text:style-name="P9"><text:span text:style-name="T4">Voor meer detail zijn er dia's uit de whitepapers van het kerberos consortium </text:span>toegevoegd. Tevens is er een stapsgewijze beschrijving van het authenticatie mechanisme (zonder tgt-schil) opgenomen.</text:p>
      <text:p text:style-name="P1"/>
      <text:p text:style-name="P1"><text:soft-page-break/><text:span text:style-name="T9">Dia</text:span> 12</text:p>
      <text:p text:style-name="P1"/>
      <text:p text:style-name="P6">Foto (of aanwijzen) van de lab-opstelling</text:p>
      <text:p text:style-name="P9"/>
      <text:p text:style-name="P8">Inrichting twee (drie) VMS 8.3 servers, 1 KDC, 1 (2) client</text:p>
      <text:p text:style-name="P9"/>
      <text:p text:style-name="P8">Ktelnet login client-(KDC)server en v.v., Ktelnet login client-client v.v.</text:p>
      <text:p text:style-name="P9"/>
      <text:p text:style-name="P8">Conclusies:</text:p>
      <text:p text:style-name="P8">tcp/ip (NTP, DNS, local host, ... ) inrichting kritisch!</text:p>
      <text:p text:style-name="P8">Case-sensitive</text:p>
      <text:p text:style-name="P8">Timing handelingen kritisch</text:p>
      <text:p text:style-name="P8">Foutmeldingen cryptisch</text:p>
      <text:p text:style-name="P8">Inzicht werking is cruciaal</text:p>
      <text:p text:style-name="P9"/>
      <text:p text:style-name="P8">Nog uit te voeren:</text:p>
      <text:p text:style-name="P8">acme-koppeling</text:p>
      <text:p text:style-name="P8">AD/ldap/E-dir/HPED integratie testen (vereist uitbreiding LAB...)</text:p>
      <text:p text:style-name="P9"/>
      <text:p text:style-name="P1"><text:span text:style-name="T9">Dia</text:span> 13</text:p>
      <text:p text:style-name="P1"/>
      <text:p text:style-name="P7"><text:span text:style-name="T4">Te zien zijn twee <text:s/>laptops verbonden via een simpele netwerk-switch, ieder met </text:span>een personal alpha implementatie. Beide draaien onder OpenVMS 8.3 met kerberos 3.1. Door gebruik te maken van een USB-stick kan snel een extra machine (kopie stick) worden opgetuigd. De linker machine is ingericht als KDC. De rechter machine is een client (applicatie server). Een aantal test-users zijn opgevoerd, en kunnen dmv ktelnet (telnet/authen 'node' 2323) of ssh single sign-on op deze 'infrastructuur' werken. Ook ReflectionX is in de single sign-on mode te gebruiken.</text:p>
      <text:p text:style-name="P1"/>
      <text:p text:style-name="P1"><text:span text:style-name="T9">Dia</text:span> 14</text:p>
      <text:p text:style-name="P1"/>
      <text:p text:style-name="P7"><text:span text:style-name="T4">Ook als de “tijd” (show time) op alle systemen goed staat, moet de UTC tijd (=TIJD MET DIFF) gelijk zijn. Gebruik zonodig de </text:span>procedure sys$startup:utc$time_setup.com</text:p>
      <text:p text:style-name="P8">STAR&gt; sh log *time*</text:p>
      <text:p text:style-name="P8"><text:s text:c="2"/>"SYS$LOCALTIME" = "SYS$SYSROOT:[SYS$ZONEINFO.SYSTEM.EUROPE]AMSTERDAM."</text:p>
      <text:p text:style-name="P8"><text:s text:c="2"/>"SYS$TIMEZONE_DAYLIGHT_SAVING" = "1"</text:p>
      <text:p text:style-name="P8"><text:s text:c="2"/>"SYS$TIMEZONE_DIFFERENTIAL" = "7200"</text:p>
      <text:p text:style-name="P8"><text:s text:c="2"/>"SYS$TIMEZONE_NAME" = "CEST"</text:p>
      <text:p text:style-name="P8"><text:s text:c="2"/>"SYS$TIMEZONE_RULE" = "CET-1CEST-2,M3.5.0/02,M10.4.0/03"</text:p>
      <text:p text:style-name="P8">STAR&gt; sh time</text:p>
      <text:p text:style-name="P8"><text:s text:c="2"/>12-NOV-2008 10:12:54</text:p>
      <text:p text:style-name="P8">STAR&gt; sh log *time*</text:p>
      <text:p text:style-name="P8"><text:soft-page-break/><text:s text:c="2"/>"SYS$LOCALTIME" = "SYS$SYSROOT:[SYS$ZONEINFO.SYSTEM.EUROPE]AMSTERDAM."</text:p>
      <text:p text:style-name="P8"><text:s text:c="2"/>"SYS$TIMEZONE_DAYLIGHT_SAVING" = "0"</text:p>
      <text:p text:style-name="P8"><text:s text:c="2"/>"SYS$TIMEZONE_DIFFERENTIAL" = "3600"</text:p>
      <text:p text:style-name="P9"><text:span text:style-name="T4"><text:s text:c="2"/>"SYS$TIMEZONE_</text:span>NAME" = "CET"</text:p>
      <text:p text:style-name="P8"><text:s text:c="2"/>"SYS$TIMEZONE_RULE" = "CET-1CEST-2,M3.5.0/02,M10.4.0/03"</text:p>
      <text:p text:style-name="P8">STAR&gt; sh time</text:p>
      <text:p text:style-name="P8"><text:s text:c="2"/>12-NOV-2008 10:15:27</text:p>
      <text:p text:style-name="P9"><text:span text:style-name="T4">Breng eerst de netwerkadministratie op orde, let op eenduidig gebruik FQDN, case, alias, DNS, local host tabellen, ip-adressen ipv </text:span>FQDN. Test alle netwerkfunctionaliteiten beide kanten op. Let op firewall instellingen.</text:p>
      <text:p text:style-name="P8">Eerst de KDC dan de hosts (services) op de KDC, dan de hosts local keytab, dan de users</text:p>
      <text:p text:style-name="P9"><text:span text:style-name="T4">Als er een wijziging nodig is, synchroniseer alle locaties waar die info (credentials, keytab’s). Omdat de credentials in een lokale </text:span>cache worden opgeslagen en zolang de lifetime (bijvoorbeeld 8 uur) niet verlopen is door een KINIT niet vernieuwd worden is KINIT alleen NIET voldoende: gebruik eerst een KDESTROY, dan een KINIT.</text:p>
      <text:p text:style-name="P9"><text:span text:style-name="T4">De wereld buiten OpenVMS is CASE-sensitive, Kerberos is geen uitzondering.... Zorg voor eenduidigheid bij het opvoeren van </text:span>gegevens.</text:p>
      <text:p text:style-name="P9"><text:span text:style-name="T4">Namen binnen een REALM moeten uniek zijn, denk daarbij ook aan default-namen en functies... De username SYSTEM geeft in </text:span>een Kerberos realm toegang tot alle servers op het lokale system-account.... Een apart password is daarbij niet meer nodig ;-)</text:p>
      <text:p text:style-name="P9"><text:span text:style-name="T4">Nadat een ontwerp gemaakt is, test de opzet op onverwachte effecten in een “LAB”, Voer gefaseerd in: Tijdinstellingen en </text:span>synchronisatie dmv NTP, Breng TCP/IP over het hele REALM in kaart en werk bij naar een ontwerp. </text:p>
      <text:p text:style-name="P1"/>
      <text:p text:style-name="P1"><text:span text:style-name="T9">Dia</text:span> 15</text:p>
      <text:p text:style-name="P1"/>
      <text:p text:style-name="P1"><text:span text:style-name="T9">Dia</text:span> 16</text:p>
      <text:p text:style-name="P1"/>
      <text:p text:style-name="P7"><text:span text:style-name="T4">Deze dia komt uit </text:span>“<text:span text:style-name="T3">The MIT Kerberos Administrator’s How-to Guide, draft 1.0”</text:span> van de site van het kerberos consortium. http://www.kerberos.org/software/adminkerberos.pdf</text:p>
      <text:p text:style-name="P9"/>
      <text:p text:style-name="P8">Deze dia is nodig (legenda) om de volgende dias te kunnen lezen.</text:p>
      <text:p text:style-name="P1"/>
      <text:p text:style-name="P1"><text:span text:style-name="T9">Dia</text:span> 17</text:p>
      <text:p text:style-name="P1"/>
      <text:p text:style-name="P7"><text:span text:style-name="T4">Deze dia komt uit </text:span>“<text:span text:style-name="T3">The MIT Kerberos Administrator’s How-to Guide, draft 1.0”</text:span> van de site van het kerberos consortium. <text:s/>http://www.kerberos.org/software/adminkerberos.pdf</text:p>
      <text:p text:style-name="P9"/>
      <text:p text:style-name="P9"><text:span text:style-name="T4">Deze dia is functioneel gelijk aan dia 11, maar is tijdens de presentatie </text:span>moeilijker te lezen....</text:p>
      <text:p text:style-name="P9"/>
      <text:p text:style-name="P1"><text:span text:style-name="T9">Dia</text:span> 18</text:p>
      <text:p text:style-name="P1"/>
      <text:p text:style-name="P7"><text:span text:style-name="T4">Deze dia komt uit </text:span>“<text:span text:style-name="T3">The MIT Kerberos Administrator’s How-to Guide, draft 1.0”</text:span> van de site van het kerberos consortium. <text:s/>http://www.kerberos.org/software/adminkerberos.pdf</text:p>
      <text:p text:style-name="P9"><text:soft-page-break/></text:p>
      <text:p text:style-name="P9"><text:span text:style-name="T4">Deze dia geeft in meer detail de eerste stap (het verkrijgen van het TGT) weer. </text:span>Belangrijk is dat de user zijn wachtwoord:</text:p>
      <text:p text:style-name="P8">1 slechts 1-maal nodig heeft (per TGT lifetime)</text:p>
      <text:p text:style-name="P9"><text:span text:style-name="T4">2 zijn wachtwoord nooit unencrypted tussen de clients-host en de KDC verstuurd </text:span>wordt.</text:p>
      <text:p text:style-name="P1"/>
      <text:p text:style-name="P1"><text:span text:style-name="T9">Dia</text:span> 19</text:p>
      <text:p text:style-name="P1"/>
      <text:p text:style-name="P7"><text:span text:style-name="T4">Deze dia komt uit </text:span>“<text:span text:style-name="T3">The MIT Kerberos Administrator’s How-to Guide, draft 1.0”</text:span> van de site van het kerberos consortium. <text:s/>http://www.kerberos.org/software/adminkerberos.pdf</text:p>
      <text:p text:style-name="P9"/>
      <text:p text:style-name="P9"><text:span text:style-name="T4">Deze dia geeft in meer detail de tweede stap (het verkrijgen van het TGS) </text:span>weer. Belangrijk is dat de sessionkey:</text:p>
      <text:p text:style-name="P8">1 opgeslagen wordt in de ticket cache</text:p>
      <text:p text:style-name="P8">2 'onder water' gewijzigd wordt (ticket lifetime)</text:p>
      <text:p text:style-name="P1"/>
      <text:p text:style-name="P1"><text:span text:style-name="T9">Dia</text:span> 20</text:p>
      <text:p text:style-name="P1"/>
      <text:p text:style-name="P2"><text:span text:style-name="T6">Simpele weergave van de eerste stap in de authenticatie tbv een </text:span>service (geen tgt schil)</text:p>
      <text:p text:style-name="P1"/>
      <text:p text:style-name="P1"><text:span text:style-name="T9">Dia</text:span> 21</text:p>
      <text:p text:style-name="P1"/>
      <text:p text:style-name="P3">Antwoord van de AS bestaat uit twee pakketten:</text:p>
      <text:p text:style-name="P4"><text:span text:style-name="T6">1 user's credentials, encrypted met de user's LTK, met als inhoud de </text:span>session random key en de service naam</text:p>
      <text:p text:style-name="P4"><text:span text:style-name="T6">2 service ticket, encrypted met de service's LTK, met als inhoud </text:span>dezelfde session random key en de users name</text:p>
      <text:p text:style-name="P1"/>
      <text:p text:style-name="P1"><text:span text:style-name="T9">Dia</text:span> 22</text:p>
      <text:p text:style-name="P1"/>
      <text:p text:style-name="P2"><text:span text:style-name="T6">De connectieaanvraag van de user naar de service bestaat (o.a.?) uit </text:span>een tweetal pakketten:</text:p>
      <text:p text:style-name="P4"><text:span text:style-name="T6">-authenticator, deze bestaat (o.a.?) uit een timestamp encrypted met </text:span>de session key</text:p>
      <text:p text:style-name="P4"><text:span text:style-name="T6">-service ticket, deze wordt ongewijzigd meegestuurd (zie vorige dia). </text:span>Door de met de service's LTK encrypted <text:s/>session key en username kan de service niet alleen de authenticator decrypten, maar tegelijkertijd impliciet de authenticiteit valideren van de aanvraag, immers de AS heeft beide geauthenticeerd en heeft beider LTK's gebuikt voor de encryptie.</text:p>
      <text:p text:style-name="P1"/>
      <text:p text:style-name="P23"><text:span text:style-name="T11">Windows event log entries often contain Kerberos failure codes</text:span><text:span text:style-name="T10"> (for an example, please see </text:span><text:a xlink:type="simple" xlink:href="http://www.monitorware.com/en/events/details.asp?row_id=3&amp;L2=Security&amp;L3=Security&amp;details_id=21"><text:span text:style-name="T12">security event 676</text:span></text:a><text:span text:style-name="T10">). These failure codes are the original error codes from the Kerberos </text:span><text:a xlink:type="simple" xlink:href="http://www.rfc-editor.org/rfc/rfc1510.txt"><text:span text:style-name="T12">RFC 1510</text:span></text:a><text:span text:style-name="T10"> (see page 83 for the complete list). </text:span></text:p>
      <text:p text:style-name="P24"><text:span text:style-name="T11">For your convenience, we have extracted the error codes below and added some of our comments.</text:span><text:span text:style-name="T10"> Please note that in event log entries, a hexedicimal code is used (the number starts with 0x). Be sure to not mistakenly look up the decimal code below.</text:span></text:p>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table:number-columns-spanned="5" office:value-type="string">
            <text:list xml:id="list35473855" text:style-name="WW8Num9">
              <text:list-item>
                <text:p text:style-name="P26">Error codes</text:p>
              </text:list-item>
            </text:list>
          </table:table-cell>
          <table:covered-table-cell/>
          <table:covered-table-cell/>
          <table:covered-table-cell/>
          <table:covered-table-cell/>
        </table:table-row>
        <table:table-row table:style-name="Tabel1.1">
          <table:table-cell table:style-name="Tabel1.A2" office:value-type="string">
            <text:p text:style-name="P18">Kerberos<text:line-break/>Error Label</text:p>
          </table:table-cell>
          <table:table-cell table:style-name="Tabel1.A2" office:value-type="string">
            <text:p text:style-name="P18">Hex</text:p>
          </table:table-cell>
          <table:table-cell table:style-name="Tabel1.A2" office:value-type="string">
            <text:p text:style-name="P18">Dec</text:p>
          </table:table-cell>
          <table:table-cell table:style-name="Tabel1.A2" office:value-type="string">
            <text:p text:style-name="P18">Meaning or MIT code</text:p>
          </table:table-cell>
          <table:table-cell table:style-name="Tabel1.A1" office:value-type="string">
            <text:p text:style-name="P18">Explanation</text:p>
          </table:table-cell>
        </table:table-row>
        <table:table-row table:style-name="Tabel1.1">
          <table:table-cell table:style-name="Tabel1.A2" office:value-type="string">
            <text:p text:style-name="P19">KDC_ERR_NONE</text:p>
          </table:table-cell>
          <table:table-cell table:style-name="Tabel1.A2" office:value-type="string">
            <text:p text:style-name="P19">0x0</text:p>
          </table:table-cell>
          <table:table-cell table:style-name="Tabel1.A2" office:value-type="string">
            <text:p text:style-name="P19">0</text:p>
          </table:table-cell>
          <table:table-cell table:style-name="Tabel1.A2" office:value-type="string">
            <text:p text:style-name="P19">No error</text:p>
          </table:table-cell>
          <table:table-cell table:style-name="Tabel1.A1" office:value-type="string">
            <text:p text:style-name="P19"> </text:p>
          </table:table-cell>
        </table:table-row>
        <table:table-row table:style-name="Tabel1.1">
          <table:table-cell table:style-name="Tabel1.A2" office:value-type="string">
            <text:p text:style-name="P19">KDC_ERR_NAME_EXP</text:p>
          </table:table-cell>
          <table:table-cell table:style-name="Tabel1.A2" office:value-type="string">
            <text:p text:style-name="P19">0x1</text:p>
          </table:table-cell>
          <table:table-cell table:style-name="Tabel1.A2" office:value-type="string">
            <text:p text:style-name="P19">1</text:p>
          </table:table-cell>
          <table:table-cell table:style-name="Tabel1.A2" office:value-type="string">
            <text:p text:style-name="P21">Client's entry in database has expired</text:p>
          </table:table-cell>
          <table:table-cell table:style-name="Tabel1.A1" office:value-type="string">
            <text:p text:style-name="P21"> </text:p>
          </table:table-cell>
        </table:table-row>
        <table:table-row table:style-name="Tabel1.1">
          <table:table-cell table:style-name="Tabel1.A2" office:value-type="string">
            <text:p text:style-name="P19">KDC_ERR_SERVICE_EXP</text:p>
          </table:table-cell>
          <table:table-cell table:style-name="Tabel1.A2" office:value-type="string">
            <text:p text:style-name="P19">0x2</text:p>
          </table:table-cell>
          <table:table-cell table:style-name="Tabel1.A2" office:value-type="string">
            <text:p text:style-name="P19">2</text:p>
          </table:table-cell>
          <table:table-cell table:style-name="Tabel1.A2" office:value-type="string">
            <text:p text:style-name="P21">Server's entry in database has expired</text:p>
          </table:table-cell>
          <table:table-cell table:style-name="Tabel1.A1" office:value-type="string">
            <text:p text:style-name="P21"> </text:p>
          </table:table-cell>
        </table:table-row>
        <table:table-row table:style-name="Tabel1.1">
          <table:table-cell table:style-name="Tabel1.A2" office:value-type="string">
            <text:p text:style-name="P19">KDC_ERR_BAD_PVNO</text:p>
          </table:table-cell>
          <table:table-cell table:style-name="Tabel1.A2" office:value-type="string">
            <text:p text:style-name="P19">0x3</text:p>
          </table:table-cell>
          <table:table-cell table:style-name="Tabel1.A2" office:value-type="string">
            <text:p text:style-name="P19">3</text:p>
          </table:table-cell>
          <table:table-cell table:style-name="Tabel1.A2" office:value-type="string">
            <text:p text:style-name="P21">Requested protocol version number not supported</text:p>
          </table:table-cell>
          <table:table-cell table:style-name="Tabel1.A1" office:value-type="string">
            <text:p text:style-name="P21"> </text:p>
          </table:table-cell>
        </table:table-row>
        <table:table-row table:style-name="Tabel1.1">
          <table:table-cell table:style-name="Tabel1.A2" office:value-type="string">
            <text:p text:style-name="P21">KDC_ERR_C_<text:line-break/>OLD_MAST_KVNO</text:p>
          </table:table-cell>
          <table:table-cell table:style-name="Tabel1.A2" office:value-type="string">
            <text:p text:style-name="P19">0x4</text:p>
          </table:table-cell>
          <table:table-cell table:style-name="Tabel1.A2" office:value-type="string">
            <text:p text:style-name="P19">4</text:p>
          </table:table-cell>
          <table:table-cell table:style-name="Tabel1.A2" office:value-type="string">
            <text:p text:style-name="P21">Client's key encrypted in oldmaster key</text:p>
          </table:table-cell>
          <table:table-cell table:style-name="Tabel1.A1" office:value-type="string">
            <text:p text:style-name="P21"> </text:p>
          </table:table-cell>
        </table:table-row>
        <table:table-row table:style-name="Tabel1.1">
          <table:table-cell table:style-name="Tabel1.A2" office:value-type="string">
            <text:p text:style-name="P21">KDC_ERR_S_<text:line-break/>OLD_MAST_KVNO</text:p>
          </table:table-cell>
          <table:table-cell table:style-name="Tabel1.A2" office:value-type="string">
            <text:p text:style-name="P19">0x5</text:p>
          </table:table-cell>
          <table:table-cell table:style-name="Tabel1.A2" office:value-type="string">
            <text:p text:style-name="P19">5</text:p>
          </table:table-cell>
          <table:table-cell table:style-name="Tabel1.A2" office:value-type="string">
            <text:p text:style-name="P21">Server's key encrypted in old master key</text:p>
          </table:table-cell>
          <table:table-cell table:style-name="Tabel1.A1" office:value-type="string">
            <text:p text:style-name="P21"> </text:p>
          </table:table-cell>
        </table:table-row>
        <table:table-row table:style-name="Tabel1.1">
          <table:table-cell table:style-name="Tabel1.A9" office:value-type="string">
            <text:p text:style-name="P21">KDC_ERR_C_<text:line-break/>PRINCIPAL_UNKNOWN</text:p>
          </table:table-cell>
          <table:table-cell table:style-name="Tabel1.A9" office:value-type="string">
            <text:p text:style-name="P19">0x6</text:p>
          </table:table-cell>
          <table:table-cell table:style-name="Tabel1.A9" office:value-type="string">
            <text:p text:style-name="P19">6</text:p>
          </table:table-cell>
          <table:table-cell table:style-name="Tabel1.A9" office:value-type="string">
            <text:p text:style-name="P21">Client not found in Kerberos database</text:p>
          </table:table-cell>
          <table:table-cell table:style-name="Tabel1.A1" office:value-type="string">
            <text:list xml:id="list35477913" text:style-name="WW8Num7">
              <text:list-item>
                <text:p text:style-name="P31">We have seen this code when Active Directory replication does not work correctly. In this case, it is possible that e.g. a computer account joins the domain using one DC. Then, this information is not replicated within AD. If the computer then tries to authenticate to another DC, it is not found there, resulting in this error code. </text:p>
              </text:list-item>
              <text:list-item>
                <text:p text:style-name="P38">Also, make sure time synchronization between DCs is <text:soft-page-break/>working well. </text:p>
              </text:list-item>
            </text:list>
          </table:table-cell>
        </table:table-row>
        <table:table-row table:style-name="Tabel1.1">
          <table:table-cell table:style-name="Tabel1.A2" office:value-type="string">
            <text:p text:style-name="P21">KDC_ERR_S_<text:line-break/>PRINCIPAL_UNKNOWN</text:p>
          </table:table-cell>
          <table:table-cell table:style-name="Tabel1.A2" office:value-type="string">
            <text:p text:style-name="P19">0x7</text:p>
          </table:table-cell>
          <table:table-cell table:style-name="Tabel1.A2" office:value-type="string">
            <text:p text:style-name="P19">7</text:p>
          </table:table-cell>
          <table:table-cell table:style-name="Tabel1.A2" office:value-type="string">
            <text:p text:style-name="P21">Server not found in Kerberos database</text:p>
          </table:table-cell>
          <table:table-cell table:style-name="Tabel1.A1" office:value-type="string">
            <text:p text:style-name="P21">Could be the same cause as error 6 above.</text:p>
          </table:table-cell>
        </table:table-row>
        <table:table-row table:style-name="Tabel1.1">
          <table:table-cell table:style-name="Tabel1.A2" office:value-type="string">
            <text:p text:style-name="P21">KDC_ERR_<text:line-break/>PRINCIPAL_NOT_UNIQUE</text:p>
          </table:table-cell>
          <table:table-cell table:style-name="Tabel1.A2" office:value-type="string">
            <text:p text:style-name="P19">0x8</text:p>
          </table:table-cell>
          <table:table-cell table:style-name="Tabel1.A2" office:value-type="string">
            <text:p text:style-name="P19">8</text:p>
          </table:table-cell>
          <table:table-cell table:style-name="Tabel1.A2" office:value-type="string">
            <text:p text:style-name="P21">Multiple principal entries in database</text:p>
          </table:table-cell>
          <table:table-cell table:style-name="Tabel1.A1" office:value-type="string">
            <text:p text:style-name="P21"> </text:p>
          </table:table-cell>
        </table:table-row>
        <table:table-row table:style-name="Tabel1.1">
          <table:table-cell table:style-name="Tabel1.A2" office:value-type="string">
            <text:p text:style-name="P19">KDC_ERR_NULL_KEY</text:p>
          </table:table-cell>
          <table:table-cell table:style-name="Tabel1.A2" office:value-type="string">
            <text:p text:style-name="P19">0x9</text:p>
          </table:table-cell>
          <table:table-cell table:style-name="Tabel1.A2" office:value-type="string">
            <text:p text:style-name="P19">9</text:p>
          </table:table-cell>
          <table:table-cell table:style-name="Tabel1.A2" office:value-type="string">
            <text:p text:style-name="P21">The client or server has a null key</text:p>
          </table:table-cell>
          <table:table-cell table:style-name="Tabel1.A1" office:value-type="string">
            <text:p text:style-name="P21"> </text:p>
          </table:table-cell>
        </table:table-row>
        <table:table-row table:style-name="Tabel1.1">
          <table:table-cell table:style-name="Tabel1.A2" office:value-type="string">
            <text:p text:style-name="P19">KDC_ERR_CANNOT_<text:line-break/>POSTDATE</text:p>
          </table:table-cell>
          <table:table-cell table:style-name="Tabel1.A2" office:value-type="string">
            <text:p text:style-name="P19">0xa</text:p>
          </table:table-cell>
          <table:table-cell table:style-name="Tabel1.A2" office:value-type="string">
            <text:p text:style-name="P19">10</text:p>
          </table:table-cell>
          <table:table-cell table:style-name="Tabel1.A2" office:value-type="string">
            <text:p text:style-name="P21">Ticket not eligible for postdating</text:p>
          </table:table-cell>
          <table:table-cell table:style-name="Tabel1.A1" office:value-type="string">
            <text:p text:style-name="P21"> </text:p>
          </table:table-cell>
        </table:table-row>
        <table:table-row table:style-name="Tabel1.1">
          <table:table-cell table:style-name="Tabel1.A2" office:value-type="string">
            <text:p text:style-name="P19">KDC_ERR_NEVER_VALID</text:p>
          </table:table-cell>
          <table:table-cell table:style-name="Tabel1.A2" office:value-type="string">
            <text:p text:style-name="P19">0xb</text:p>
          </table:table-cell>
          <table:table-cell table:style-name="Tabel1.A2" office:value-type="string">
            <text:p text:style-name="P19">11</text:p>
          </table:table-cell>
          <table:table-cell table:style-name="Tabel1.A2" office:value-type="string">
            <text:p text:style-name="P21">Requested start time is later than end time</text:p>
          </table:table-cell>
          <table:table-cell table:style-name="Tabel1.A1" office:value-type="string">
            <text:p text:style-name="P21"> </text:p>
          </table:table-cell>
        </table:table-row>
        <table:table-row table:style-name="Tabel1.1">
          <table:table-cell table:style-name="Tabel1.A2" office:value-type="string">
            <text:p text:style-name="P19">KDC_ERR_POLICY</text:p>
          </table:table-cell>
          <table:table-cell table:style-name="Tabel1.A2" office:value-type="string">
            <text:p text:style-name="P19">0xc</text:p>
          </table:table-cell>
          <table:table-cell table:style-name="Tabel1.A2" office:value-type="string">
            <text:p text:style-name="P19">12</text:p>
          </table:table-cell>
          <table:table-cell table:style-name="Tabel1.A2" office:value-type="string">
            <text:p text:style-name="P19">KDC policy rejects request</text:p>
          </table:table-cell>
          <table:table-cell table:style-name="Tabel1.A1" office:value-type="string">
            <text:p text:style-name="P19"> </text:p>
          </table:table-cell>
        </table:table-row>
        <table:table-row table:style-name="Tabel1.1">
          <table:table-cell table:style-name="Tabel1.A2" office:value-type="string">
            <text:p text:style-name="P19">KDC_ERR_BADOPTION</text:p>
          </table:table-cell>
          <table:table-cell table:style-name="Tabel1.A2" office:value-type="string">
            <text:p text:style-name="P19">0xd</text:p>
          </table:table-cell>
          <table:table-cell table:style-name="Tabel1.A2" office:value-type="string">
            <text:p text:style-name="P19">13</text:p>
          </table:table-cell>
          <table:table-cell table:style-name="Tabel1.A2" office:value-type="string">
            <text:p text:style-name="P21">KDC cannot accommodate requested option</text:p>
          </table:table-cell>
          <table:table-cell table:style-name="Tabel1.A1" office:value-type="string">
            <text:p text:style-name="P21"> </text:p>
          </table:table-cell>
        </table:table-row>
        <table:table-row table:style-name="Tabel1.1">
          <table:table-cell table:style-name="Tabel1.A2" office:value-type="string">
            <text:p text:style-name="P19">KDC_ERR_<text:line-break/>ETYPE_NOSUPP</text:p>
          </table:table-cell>
          <table:table-cell table:style-name="Tabel1.A2" office:value-type="string">
            <text:p text:style-name="P19">0xe</text:p>
          </table:table-cell>
          <table:table-cell table:style-name="Tabel1.A2" office:value-type="string">
            <text:p text:style-name="P19">14</text:p>
          </table:table-cell>
          <table:table-cell table:style-name="Tabel1.A2" office:value-type="string">
            <text:p text:style-name="P21">KDC has no support for encryption type</text:p>
          </table:table-cell>
          <table:table-cell table:style-name="Tabel1.A1" office:value-type="string">
            <text:p text:style-name="P21"> </text:p>
          </table:table-cell>
        </table:table-row>
        <table:table-row table:style-name="Tabel1.1">
          <table:table-cell table:style-name="Tabel1.A2" office:value-type="string">
            <text:p text:style-name="P19">KDC_ERR_SUMTYPE_NOSUPP</text:p>
          </table:table-cell>
          <table:table-cell table:style-name="Tabel1.A2" office:value-type="string">
            <text:p text:style-name="P19">0xf</text:p>
          </table:table-cell>
          <table:table-cell table:style-name="Tabel1.A2" office:value-type="string">
            <text:p text:style-name="P19">15</text:p>
          </table:table-cell>
          <table:table-cell table:style-name="Tabel1.A2" office:value-type="string">
            <text:p text:style-name="P21">KDC has no support for checksum type</text:p>
          </table:table-cell>
          <table:table-cell table:style-name="Tabel1.A1" office:value-type="string">
            <text:p text:style-name="P21"> </text:p>
          </table:table-cell>
        </table:table-row>
        <table:table-row table:style-name="Tabel1.1">
          <table:table-cell table:style-name="Tabel1.A2" office:value-type="string">
            <text:p text:style-name="P21">KDC_ERR_<text:line-break/>PADATA_TYPE_NOSUPP</text:p>
          </table:table-cell>
          <table:table-cell table:style-name="Tabel1.A2" office:value-type="string">
            <text:p text:style-name="P19">0x10</text:p>
          </table:table-cell>
          <table:table-cell table:style-name="Tabel1.A2" office:value-type="string">
            <text:p text:style-name="P19">16</text:p>
          </table:table-cell>
          <table:table-cell table:style-name="Tabel1.A2" office:value-type="string">
            <text:p text:style-name="P21">KDC has no support for padata type</text:p>
          </table:table-cell>
          <table:table-cell table:style-name="Tabel1.A1" office:value-type="string">
            <text:p text:style-name="P21"> </text:p>
          </table:table-cell>
        </table:table-row>
        <table:table-row table:style-name="Tabel1.1">
          <table:table-cell table:style-name="Tabel1.A2" office:value-type="string">
            <text:p text:style-name="P19">KDC_ERR_TRTYPE_NOSUPP</text:p>
          </table:table-cell>
          <table:table-cell table:style-name="Tabel1.A2" office:value-type="string">
            <text:p text:style-name="P19">0x11</text:p>
          </table:table-cell>
          <table:table-cell table:style-name="Tabel1.A2" office:value-type="string">
            <text:p text:style-name="P19">17</text:p>
          </table:table-cell>
          <table:table-cell table:style-name="Tabel1.A2" office:value-type="string">
            <text:p text:style-name="P21">KDC has no support for transited type</text:p>
          </table:table-cell>
          <table:table-cell table:style-name="Tabel1.A1" office:value-type="string">
            <text:p text:style-name="P21"> </text:p>
          </table:table-cell>
        </table:table-row>
        <table:table-row table:style-name="Tabel1.1">
          <table:table-cell table:style-name="Tabel1.A9" office:value-type="string">
            <text:p text:style-name="P19">KDC_ERR_<text:line-break/>CLIENT_REVOKED</text:p>
          </table:table-cell>
          <table:table-cell table:style-name="Tabel1.A9" office:value-type="string">
            <text:p text:style-name="P19">0x12</text:p>
          </table:table-cell>
          <table:table-cell table:style-name="Tabel1.A9" office:value-type="string">
            <text:p text:style-name="P19">18</text:p>
          </table:table-cell>
          <table:table-cell table:style-name="Tabel1.A9" office:value-type="string">
            <text:p text:style-name="P21">Clients credentials have been revoked</text:p>
          </table:table-cell>
          <table:table-cell table:style-name="Tabel1.A1" office:value-type="string">
            <text:p text:style-name="P21">This is due to a workstation restriction on the account, or a logon time restriction, or logon attempt outside logon hours, or accout disabled, expired, or locked out.</text:p>
          </table:table-cell>
        </table:table-row>
        <table:table-row table:style-name="Tabel1.1">
          <table:table-cell table:style-name="Tabel1.A2" office:value-type="string">
            <text:p text:style-name="P19">KDC_ERR_<text:line-break/>SERVICE_REVOKED</text:p>
          </table:table-cell>
          <table:table-cell table:style-name="Tabel1.A2" office:value-type="string">
            <text:p text:style-name="P19">0x13</text:p>
          </table:table-cell>
          <table:table-cell table:style-name="Tabel1.A2" office:value-type="string">
            <text:p text:style-name="P19">19</text:p>
          </table:table-cell>
          <table:table-cell table:style-name="Tabel1.A2" office:value-type="string">
            <text:p text:style-name="P21">Credentials for server have been revoked</text:p>
          </table:table-cell>
          <table:table-cell table:style-name="Tabel1.A1" office:value-type="string">
            <text:p text:style-name="P21"> </text:p>
          </table:table-cell>
        </table:table-row>
        <table:table-row table:style-name="Tabel1.1">
          <table:table-cell table:style-name="Tabel1.A2" office:value-type="string">
            <text:p text:style-name="P19">KDC_ERR_TGT_REVOKED</text:p>
          </table:table-cell>
          <table:table-cell table:style-name="Tabel1.A2" office:value-type="string">
            <text:p text:style-name="P19">0x14</text:p>
          </table:table-cell>
          <table:table-cell table:style-name="Tabel1.A2" office:value-type="string">
            <text:p text:style-name="P19">20</text:p>
          </table:table-cell>
          <table:table-cell table:style-name="Tabel1.A2" office:value-type="string">
            <text:p text:style-name="P19">TGT has been revoked</text:p>
          </table:table-cell>
          <table:table-cell table:style-name="Tabel1.A1" office:value-type="string">
            <text:p text:style-name="P19"> </text:p>
          </table:table-cell>
        </table:table-row>
        <text:soft-page-break/>
        <table:table-row table:style-name="Tabel1.1">
          <table:table-cell table:style-name="Tabel1.A2" office:value-type="string">
            <text:p text:style-name="P19">KDC_ERR_CLIENT_NOTYET</text:p>
          </table:table-cell>
          <table:table-cell table:style-name="Tabel1.A2" office:value-type="string">
            <text:p text:style-name="P19">0x15</text:p>
          </table:table-cell>
          <table:table-cell table:style-name="Tabel1.A2" office:value-type="string">
            <text:p text:style-name="P19">21</text:p>
          </table:table-cell>
          <table:table-cell table:style-name="Tabel1.A2" office:value-type="string">
            <text:p text:style-name="P21">Client not yet valid - try again later</text:p>
          </table:table-cell>
          <table:table-cell table:style-name="Tabel1.A1" office:value-type="string">
            <text:p text:style-name="P21"> </text:p>
          </table:table-cell>
        </table:table-row>
        <table:table-row table:style-name="Tabel1.1">
          <table:table-cell table:style-name="Tabel1.A2" office:value-type="string">
            <text:p text:style-name="P19">KDC_ERR_<text:line-break/>SERVICE_NOTYET</text:p>
          </table:table-cell>
          <table:table-cell table:style-name="Tabel1.A2" office:value-type="string">
            <text:p text:style-name="P19">0x16</text:p>
          </table:table-cell>
          <table:table-cell table:style-name="Tabel1.A2" office:value-type="string">
            <text:p text:style-name="P19">22</text:p>
          </table:table-cell>
          <table:table-cell table:style-name="Tabel1.A2" office:value-type="string">
            <text:p text:style-name="P21">Server not yet valid - try again later</text:p>
          </table:table-cell>
          <table:table-cell table:style-name="Tabel1.A1" office:value-type="string">
            <text:p text:style-name="P21"> </text:p>
          </table:table-cell>
        </table:table-row>
        <table:table-row table:style-name="Tabel1.1">
          <table:table-cell table:style-name="Tabel1.A2" office:value-type="string">
            <text:p text:style-name="P19">KDC_ERR_KEY_<text:line-break/>EXPIRED</text:p>
          </table:table-cell>
          <table:table-cell table:style-name="Tabel1.A2" office:value-type="string">
            <text:p text:style-name="P19">0x17</text:p>
          </table:table-cell>
          <table:table-cell table:style-name="Tabel1.A2" office:value-type="string">
            <text:p text:style-name="P19">23</text:p>
          </table:table-cell>
          <table:table-cell table:style-name="Tabel1.A2" office:value-type="string">
            <text:p text:style-name="P21">Password has expired - change password to reset</text:p>
          </table:table-cell>
          <table:table-cell table:style-name="Tabel1.A1" office:value-type="string">
            <text:p text:style-name="P21"> </text:p>
          </table:table-cell>
        </table:table-row>
        <table:table-row table:style-name="Tabel1.1">
          <table:table-cell table:style-name="Tabel1.A2" office:value-type="string">
            <text:p text:style-name="P19">KDC_ERR_<text:line-break/>PREAUTH_FAILED</text:p>
          </table:table-cell>
          <table:table-cell table:style-name="Tabel1.A2" office:value-type="string">
            <text:p text:style-name="P19">0x18</text:p>
          </table:table-cell>
          <table:table-cell table:style-name="Tabel1.A2" office:value-type="string">
            <text:p text:style-name="P19">24</text:p>
          </table:table-cell>
          <table:table-cell table:style-name="Tabel1.A2" office:value-type="string">
            <text:p text:style-name="P21">Pre-authentication information was invalid</text:p>
          </table:table-cell>
          <table:table-cell table:style-name="Tabel1.A1" office:value-type="string">
            <text:p text:style-name="P21">Be sure to check time synchronization within your tree.</text:p>
          </table:table-cell>
        </table:table-row>
        <table:table-row table:style-name="Tabel1.1">
          <table:table-cell table:style-name="Tabel1.A2" office:value-type="string">
            <text:p text:style-name="P19">KDC_ERR_<text:line-break/>PREAUTH_REQUIRED</text:p>
          </table:table-cell>
          <table:table-cell table:style-name="Tabel1.A2" office:value-type="string">
            <text:p text:style-name="P19">0x19</text:p>
          </table:table-cell>
          <table:table-cell table:style-name="Tabel1.A2" office:value-type="string">
            <text:p text:style-name="P19">25</text:p>
          </table:table-cell>
          <table:table-cell table:style-name="Tabel1.A2" office:value-type="string">
            <text:p text:style-name="P19">Additional pre-authentication required</text:p>
          </table:table-cell>
          <table:table-cell table:style-name="Tabel1.A1" office:value-type="string">
            <text:p text:style-name="P19"> </text:p>
          </table:table-cell>
        </table:table-row>
        <table:table-row table:style-name="Tabel1.1">
          <table:table-cell table:style-name="Tabel1.A2" office:value-type="string">
            <text:p text:style-name="P21">KRB_AP_ERR_<text:line-break/>BAD_INTEGRITY</text:p>
          </table:table-cell>
          <table:table-cell table:style-name="Tabel1.A2" office:value-type="string">
            <text:p text:style-name="P19">0x1f</text:p>
          </table:table-cell>
          <table:table-cell table:style-name="Tabel1.A2" office:value-type="string">
            <text:p text:style-name="P19">31</text:p>
          </table:table-cell>
          <table:table-cell table:style-name="Tabel1.A2" office:value-type="string">
            <text:p text:style-name="P21">Integrity check on decrypted field failed</text:p>
          </table:table-cell>
          <table:table-cell table:style-name="Tabel1.A1" office:value-type="string">
            <text:p text:style-name="P21"> </text:p>
          </table:table-cell>
        </table:table-row>
        <table:table-row table:style-name="Tabel1.1">
          <table:table-cell table:style-name="Tabel1.A2" office:value-type="string">
            <text:p text:style-name="P21">KRB_AP_ERR_TKT_<text:line-break/>EXPIRED</text:p>
          </table:table-cell>
          <table:table-cell table:style-name="Tabel1.A2" office:value-type="string">
            <text:p text:style-name="P19">0x20</text:p>
          </table:table-cell>
          <table:table-cell table:style-name="Tabel1.A2" office:value-type="string">
            <text:p text:style-name="P19">32</text:p>
          </table:table-cell>
          <table:table-cell table:style-name="Tabel1.A2" office:value-type="string">
            <text:p text:style-name="P19">Ticket expired</text:p>
          </table:table-cell>
          <table:table-cell table:style-name="Tabel1.A1" office:value-type="string">
            <text:p text:style-name="P19"> </text:p>
          </table:table-cell>
        </table:table-row>
        <table:table-row table:style-name="Tabel1.1">
          <table:table-cell table:style-name="Tabel1.A2" office:value-type="string">
            <text:p text:style-name="P19">KRB_AP_ERR_TKT_NYV</text:p>
          </table:table-cell>
          <table:table-cell table:style-name="Tabel1.A2" office:value-type="string">
            <text:p text:style-name="P19">0x21</text:p>
          </table:table-cell>
          <table:table-cell table:style-name="Tabel1.A2" office:value-type="string">
            <text:p text:style-name="P19">33</text:p>
          </table:table-cell>
          <table:table-cell table:style-name="Tabel1.A2" office:value-type="string">
            <text:p text:style-name="P19">Ticket not yet valid</text:p>
          </table:table-cell>
          <table:table-cell table:style-name="Tabel1.A1" office:value-type="string">
            <text:p text:style-name="P19"> </text:p>
          </table:table-cell>
        </table:table-row>
        <table:table-row table:style-name="Tabel1.1">
          <table:table-cell table:style-name="Tabel1.A2" office:value-type="string">
            <text:p text:style-name="P19">KRB_AP_ERR_REPEAT</text:p>
          </table:table-cell>
          <table:table-cell table:style-name="Tabel1.A2" office:value-type="string">
            <text:p text:style-name="P19">0x22</text:p>
          </table:table-cell>
          <table:table-cell table:style-name="Tabel1.A2" office:value-type="string">
            <text:p text:style-name="P19">34</text:p>
          </table:table-cell>
          <table:table-cell table:style-name="Tabel1.A2" office:value-type="string">
            <text:p text:style-name="P19">Request is a replay</text:p>
          </table:table-cell>
          <table:table-cell table:style-name="Tabel1.A1" office:value-type="string">
            <text:p text:style-name="P19"> </text:p>
          </table:table-cell>
        </table:table-row>
        <table:table-row table:style-name="Tabel1.1">
          <table:table-cell table:style-name="Tabel1.A2" office:value-type="string">
            <text:p text:style-name="P21">KRB_AP_ERR_NOT_US</text:p>
          </table:table-cell>
          <table:table-cell table:style-name="Tabel1.A2" office:value-type="string">
            <text:p text:style-name="P19">0x23</text:p>
          </table:table-cell>
          <table:table-cell table:style-name="Tabel1.A2" office:value-type="string">
            <text:p text:style-name="P19">35</text:p>
          </table:table-cell>
          <table:table-cell table:style-name="Tabel1.A2" office:value-type="string">
            <text:p text:style-name="P21">The ticket isn't for us</text:p>
          </table:table-cell>
          <table:table-cell table:style-name="Tabel1.A1" office:value-type="string">
            <text:p text:style-name="P21"> </text:p>
          </table:table-cell>
        </table:table-row>
        <table:table-row table:style-name="Tabel1.1">
          <table:table-cell table:style-name="Tabel1.A2" office:value-type="string">
            <text:p text:style-name="P19">KRB_AP_ERR_BADMATCH</text:p>
          </table:table-cell>
          <table:table-cell table:style-name="Tabel1.A2" office:value-type="string">
            <text:p text:style-name="P19">0x24</text:p>
          </table:table-cell>
          <table:table-cell table:style-name="Tabel1.A2" office:value-type="string">
            <text:p text:style-name="P19">36</text:p>
          </table:table-cell>
          <table:table-cell table:style-name="Tabel1.A2" office:value-type="string">
            <text:p text:style-name="P21">Ticket and authenticator don't match</text:p>
          </table:table-cell>
          <table:table-cell table:style-name="Tabel1.A1" office:value-type="string">
            <text:p text:style-name="P21"> </text:p>
          </table:table-cell>
        </table:table-row>
        <table:table-row table:style-name="Tabel1.1">
          <table:table-cell table:style-name="Tabel1.A2" office:value-type="string">
            <text:p text:style-name="P19">KRB_AP_ERR_SKEW</text:p>
          </table:table-cell>
          <table:table-cell table:style-name="Tabel1.A2" office:value-type="string">
            <text:p text:style-name="P19">0x25</text:p>
          </table:table-cell>
          <table:table-cell table:style-name="Tabel1.A2" office:value-type="string">
            <text:p text:style-name="P19">37</text:p>
          </table:table-cell>
          <table:table-cell table:style-name="Tabel1.A2" office:value-type="string">
            <text:p text:style-name="P19">Clock skew too great</text:p>
          </table:table-cell>
          <table:table-cell table:style-name="Tabel1.A1" office:value-type="string">
            <text:p text:style-name="P19"> </text:p>
          </table:table-cell>
        </table:table-row>
        <table:table-row table:style-name="Tabel1.1">
          <table:table-cell table:style-name="Tabel1.A2" office:value-type="string">
            <text:p text:style-name="P19">KRB_AP_ERR_BADADDR</text:p>
          </table:table-cell>
          <table:table-cell table:style-name="Tabel1.A2" office:value-type="string">
            <text:p text:style-name="P19">0x26</text:p>
          </table:table-cell>
          <table:table-cell table:style-name="Tabel1.A2" office:value-type="string">
            <text:p text:style-name="P19">38</text:p>
          </table:table-cell>
          <table:table-cell table:style-name="Tabel1.A2" office:value-type="string">
            <text:p text:style-name="P19">Incorrect net address</text:p>
          </table:table-cell>
          <table:table-cell table:style-name="Tabel1.A1" office:value-type="string">
            <text:p text:style-name="P19"> </text:p>
          </table:table-cell>
        </table:table-row>
        <table:table-row table:style-name="Tabel1.1">
          <table:table-cell table:style-name="Tabel1.A2" office:value-type="string">
            <text:p text:style-name="P19">KRB_AP_ERR_<text:line-break/>BADVERSION</text:p>
          </table:table-cell>
          <table:table-cell table:style-name="Tabel1.A2" office:value-type="string">
            <text:p text:style-name="P19">0x27</text:p>
          </table:table-cell>
          <table:table-cell table:style-name="Tabel1.A2" office:value-type="string">
            <text:p text:style-name="P19">39</text:p>
          </table:table-cell>
          <table:table-cell table:style-name="Tabel1.A2" office:value-type="string">
            <text:p text:style-name="P19">Protocol version mismatch</text:p>
          </table:table-cell>
          <table:table-cell table:style-name="Tabel1.A1" office:value-type="string">
            <text:p text:style-name="P19"> </text:p>
          </table:table-cell>
        </table:table-row>
        <table:table-row table:style-name="Tabel1.1">
          <table:table-cell table:style-name="Tabel1.A2" office:value-type="string">
            <text:p text:style-name="P19">KRB_AP_ERR_MSG_TYPE</text:p>
          </table:table-cell>
          <table:table-cell table:style-name="Tabel1.A2" office:value-type="string">
            <text:p text:style-name="P19">0x28</text:p>
          </table:table-cell>
          <table:table-cell table:style-name="Tabel1.A2" office:value-type="string">
            <text:p text:style-name="P19">40</text:p>
          </table:table-cell>
          <table:table-cell table:style-name="Tabel1.A2" office:value-type="string">
            <text:p text:style-name="P19">Invalid msg type</text:p>
          </table:table-cell>
          <table:table-cell table:style-name="Tabel1.A1" office:value-type="string">
            <text:p text:style-name="P19"> </text:p>
          </table:table-cell>
        </table:table-row>
        <table:table-row table:style-name="Tabel1.1">
          <table:table-cell table:style-name="Tabel1.A2" office:value-type="string">
            <text:p text:style-name="P19">KRB_AP_ERR_MODIFIED</text:p>
          </table:table-cell>
          <table:table-cell table:style-name="Tabel1.A2" office:value-type="string">
            <text:p text:style-name="P19">0x29</text:p>
          </table:table-cell>
          <table:table-cell table:style-name="Tabel1.A2" office:value-type="string">
            <text:p text:style-name="P19">41</text:p>
          </table:table-cell>
          <table:table-cell table:style-name="Tabel1.A2" office:value-type="string">
            <text:p text:style-name="P19">Message stream modified</text:p>
          </table:table-cell>
          <table:table-cell table:style-name="Tabel1.A1" office:value-type="string">
            <text:p text:style-name="P19"> </text:p>
          </table:table-cell>
        </table:table-row>
        <table:table-row table:style-name="Tabel1.1">
          <table:table-cell table:style-name="Tabel1.A2" office:value-type="string">
            <text:p text:style-name="P19">KRB_AP_ERR_<text:line-break/>BADORDER</text:p>
          </table:table-cell>
          <table:table-cell table:style-name="Tabel1.A2" office:value-type="string">
            <text:p text:style-name="P19">0x2a</text:p>
          </table:table-cell>
          <table:table-cell table:style-name="Tabel1.A2" office:value-type="string">
            <text:p text:style-name="P19">42</text:p>
          </table:table-cell>
          <table:table-cell table:style-name="Tabel1.A2" office:value-type="string">
            <text:p text:style-name="P19">Message out of order</text:p>
          </table:table-cell>
          <table:table-cell table:style-name="Tabel1.A1" office:value-type="string">
            <text:p text:style-name="P19"> </text:p>
          </table:table-cell>
        </table:table-row>
        <table:table-row table:style-name="Tabel1.1">
          <table:table-cell table:style-name="Tabel1.A2" office:value-type="string">
            <text:p text:style-name="P19">KRB_AP_ERR_<text:line-break/>BADKEYVER</text:p>
          </table:table-cell>
          <table:table-cell table:style-name="Tabel1.A2" office:value-type="string">
            <text:p text:style-name="P19">0x2c</text:p>
          </table:table-cell>
          <table:table-cell table:style-name="Tabel1.A2" office:value-type="string">
            <text:p text:style-name="P19">44</text:p>
          </table:table-cell>
          <table:table-cell table:style-name="Tabel1.A2" office:value-type="string">
            <text:p text:style-name="P21">Specified version of key <text:soft-page-break/>is not available</text:p>
          </table:table-cell>
          <table:table-cell table:style-name="Tabel1.A1" office:value-type="string">
            <text:p text:style-name="P21"> </text:p>
          </table:table-cell>
        </table:table-row>
        <table:table-row table:style-name="Tabel1.1">
          <table:table-cell table:style-name="Tabel1.A2" office:value-type="string">
            <text:p text:style-name="P19">KRB_AP_ERR_NOKEY</text:p>
          </table:table-cell>
          <table:table-cell table:style-name="Tabel1.A2" office:value-type="string">
            <text:p text:style-name="P19">0x2d</text:p>
          </table:table-cell>
          <table:table-cell table:style-name="Tabel1.A2" office:value-type="string">
            <text:p text:style-name="P19">45</text:p>
          </table:table-cell>
          <table:table-cell table:style-name="Tabel1.A2" office:value-type="string">
            <text:p text:style-name="P19">Service key not available</text:p>
          </table:table-cell>
          <table:table-cell table:style-name="Tabel1.A1" office:value-type="string">
            <text:p text:style-name="P19"> </text:p>
          </table:table-cell>
        </table:table-row>
        <table:table-row table:style-name="Tabel1.1">
          <table:table-cell table:style-name="Tabel1.A2" office:value-type="string">
            <text:p text:style-name="P21">KRB_AP_ERR_MUT_FAIL</text:p>
          </table:table-cell>
          <table:table-cell table:style-name="Tabel1.A2" office:value-type="string">
            <text:p text:style-name="P19">0x2e</text:p>
          </table:table-cell>
          <table:table-cell table:style-name="Tabel1.A2" office:value-type="string">
            <text:p text:style-name="P19">46</text:p>
          </table:table-cell>
          <table:table-cell table:style-name="Tabel1.A2" office:value-type="string">
            <text:p text:style-name="P19">Mutual authentication failed</text:p>
          </table:table-cell>
          <table:table-cell table:style-name="Tabel1.A1" office:value-type="string">
            <text:p text:style-name="P19"> </text:p>
          </table:table-cell>
        </table:table-row>
        <table:table-row table:style-name="Tabel1.1">
          <table:table-cell table:style-name="Tabel1.A2" office:value-type="string">
            <text:p text:style-name="P19">KRB_AP_ERR_<text:line-break/>BADDIRECTION</text:p>
          </table:table-cell>
          <table:table-cell table:style-name="Tabel1.A2" office:value-type="string">
            <text:p text:style-name="P19">0x2f</text:p>
          </table:table-cell>
          <table:table-cell table:style-name="Tabel1.A2" office:value-type="string">
            <text:p text:style-name="P19">47</text:p>
          </table:table-cell>
          <table:table-cell table:style-name="Tabel1.A2" office:value-type="string">
            <text:p text:style-name="P19">Incorrect message direction</text:p>
          </table:table-cell>
          <table:table-cell table:style-name="Tabel1.A1" office:value-type="string">
            <text:p text:style-name="P19"> </text:p>
          </table:table-cell>
        </table:table-row>
        <table:table-row table:style-name="Tabel1.1">
          <table:table-cell table:style-name="Tabel1.A2" office:value-type="string">
            <text:p text:style-name="P19">KRB_AP_ERR_METHOD</text:p>
          </table:table-cell>
          <table:table-cell table:style-name="Tabel1.A2" office:value-type="string">
            <text:p text:style-name="P19">0x60</text:p>
          </table:table-cell>
          <table:table-cell table:style-name="Tabel1.A2" office:value-type="string">
            <text:p text:style-name="P19">48</text:p>
          </table:table-cell>
          <table:table-cell table:style-name="Tabel1.A2" office:value-type="string">
            <text:p text:style-name="P19">Alternative authentication method required*</text:p>
          </table:table-cell>
          <table:table-cell table:style-name="Tabel1.A1" office:value-type="string">
            <text:p text:style-name="P19"> </text:p>
          </table:table-cell>
        </table:table-row>
        <table:table-row table:style-name="Tabel1.1">
          <table:table-cell table:style-name="Tabel1.A2" office:value-type="string">
            <text:p text:style-name="P19">KRB_AP_ERR_BADSEQ</text:p>
          </table:table-cell>
          <table:table-cell table:style-name="Tabel1.A2" office:value-type="string">
            <text:p text:style-name="P19">0x31</text:p>
          </table:table-cell>
          <table:table-cell table:style-name="Tabel1.A2" office:value-type="string">
            <text:p text:style-name="P19">49</text:p>
          </table:table-cell>
          <table:table-cell table:style-name="Tabel1.A2" office:value-type="string">
            <text:p text:style-name="P21">Incorrect sequence number in message</text:p>
          </table:table-cell>
          <table:table-cell table:style-name="Tabel1.A1" office:value-type="string">
            <text:p text:style-name="P21"> </text:p>
          </table:table-cell>
        </table:table-row>
        <table:table-row table:style-name="Tabel1.1">
          <table:table-cell table:style-name="Tabel1.A2" office:value-type="string">
            <text:p text:style-name="P21">KRB_AP_ERR_<text:line-break/>INAPP_CKSUM</text:p>
          </table:table-cell>
          <table:table-cell table:style-name="Tabel1.A2" office:value-type="string">
            <text:p text:style-name="P19">0x32</text:p>
          </table:table-cell>
          <table:table-cell table:style-name="Tabel1.A2" office:value-type="string">
            <text:p text:style-name="P19">50</text:p>
          </table:table-cell>
          <table:table-cell table:style-name="Tabel1.A2" office:value-type="string">
            <text:p text:style-name="P21">Inappropriate type of checksum in message</text:p>
          </table:table-cell>
          <table:table-cell table:style-name="Tabel1.A1" office:value-type="string">
            <text:p text:style-name="P21"> </text:p>
          </table:table-cell>
        </table:table-row>
        <table:table-row table:style-name="Tabel1.1">
          <table:table-cell table:style-name="Tabel1.A2" office:value-type="string">
            <text:p text:style-name="P19">KRB_ERR_GENERIC</text:p>
          </table:table-cell>
          <table:table-cell table:style-name="Tabel1.A2" office:value-type="string">
            <text:p text:style-name="P19">0x3C</text:p>
          </table:table-cell>
          <table:table-cell table:style-name="Tabel1.A2" office:value-type="string">
            <text:p text:style-name="P19">60</text:p>
          </table:table-cell>
          <table:table-cell table:style-name="Tabel1.A2" office:value-type="string">
            <text:p text:style-name="P21">Generic error (description in e-text</text:p>
          </table:table-cell>
          <table:table-cell table:style-name="Tabel1.A1" office:value-type="string">
            <text:p text:style-name="P21"> </text:p>
          </table:table-cell>
        </table:table-row>
        <table:table-row table:style-name="Tabel1.1">
          <table:table-cell table:style-name="Tabel1.A2" office:value-type="string">
            <text:p text:style-name="P19">KRB_ERR_FIELD<text:line-break/>_TOOLONG</text:p>
          </table:table-cell>
          <table:table-cell table:style-name="Tabel1.A2" office:value-type="string">
            <text:p text:style-name="P19">0x3D</text:p>
          </table:table-cell>
          <table:table-cell table:style-name="Tabel1.A2" office:value-type="string">
            <text:p text:style-name="P19">61</text:p>
          </table:table-cell>
          <table:table-cell table:style-name="Tabel1.A2" office:value-type="string">
            <text:p text:style-name="P21">Field is too long for this implementation</text:p>
          </table:table-cell>
          <table:table-cell table:style-name="Tabel1.A1" office:value-type="string">
            <text:p text:style-name="P21"> </text:p>
          </table:table-cell>
        </table:table-row>
      </table:table>
      <text:p text:style-name="P20"> </text:p>
      <text:p text:style-name="P22">Uit: </text:p>
      <text:list xml:id="list35479290" text:continue-list="list35473855" text:style-name="WW8Num9">
        <text:list-item>
          <text:p text:style-name="P27">Kerberos V5 System Administrator's Guide</text:p>
        </text:list-item>
      </text:list>
      <text:p text:style-name="Standard"><text:a xlink:type="simple" xlink:href="http://web.mit.edu/kerberos/www/krb5-1.5/krb5-1.5.4/doc/krb5-admin/index.html#Top"><text:span text:style-name="T13">http://web.mit.edu/kerberos/www/krb5-1.5/krb5-1.5.4/doc/krb5-admin/index.html#Top</text:span></text:a></text:p>
      <text:list xml:id="list35479546" text:continue-numbering="true" text:style-name="WW8Num9">
        <text:list-item>
          <text:p text:style-name="P28">A.1.1 Kerberos V5 Library Error Codes</text:p>
        </text:list-item>
      </text:list>
      <text:p text:style-name="P25">This is the Kerberos v5 library error code table. Protocol error codes are <text:line-break/>ERROR_TABLE_BASE_krb5 + the protocol error code number; other error codes start at ERROR_TABLE_BASE_krb5 + 128. </text:p>
      <text:list xml:id="list35478641" text:style-name="WW8Num12">
        <text:list-item>
          <text:p text:style-name="P41">KRB5KDC_ERR_NONE: No error </text:p>
        </text:list-item>
        <text:list-item>
          <text:p text:style-name="P44">KRB5KDC_ERR_NAME_EXP: Client's entry in database has expired </text:p>
        </text:list-item>
        <text:list-item>
          <text:p text:style-name="P44">KRB5KDC_ERR_SERVICE_EXP: Server's entry in database has expired </text:p>
        </text:list-item>
        <text:list-item>
          <text:p text:style-name="P44">KRB5KDC_ERR_BAD_PVNO: Requested protocol version not supported </text:p>
        </text:list-item>
        <text:list-item>
          <text:p text:style-name="P44">KRB5KDC_ERR_C_OLD_MAST_KVNO: Client's key is encrypted in an old master key </text:p>
        </text:list-item>
        <text:list-item>
          <text:p text:style-name="P44"><text:soft-page-break/>KRB5KDC_ERR_S_OLD_MAST_KVNO: Server's key is encrypted in an old master key </text:p>
        </text:list-item>
        <text:list-item>
          <text:p text:style-name="P44">KRB5KDC_ERR_C_PRINCIPAL_UNKNOWN: Client not found in Kerberos database </text:p>
        </text:list-item>
        <text:list-item>
          <text:p text:style-name="P44">KRB5KDC_ERR_S_PRINCIPAL_UNKNOWN: Server not found in Kerberos database </text:p>
        </text:list-item>
        <text:list-item>
          <text:p text:style-name="P44">KRB5KDC_ERR_PRINCIPAL_NOT_UNIQUE: Principal has multiple entries in Kerberos database </text:p>
        </text:list-item>
        <text:list-item>
          <text:p text:style-name="P44">KRB5KDC_ERR_NULL_KEY: Client or server has a null key </text:p>
        </text:list-item>
        <text:list-item>
          <text:p text:style-name="P44">KRB5KDC_ERR_CANNOT_POSTDATE: Ticket is ineligible for postdating </text:p>
        </text:list-item>
        <text:list-item>
          <text:p text:style-name="P44">KRB5KDC_ERR_NEVER_VALID: Requested effective lifetime is negative or too short </text:p>
        </text:list-item>
        <text:list-item>
          <text:p text:style-name="P44">KRB5KDC_ERR_POLICY: KDC policy rejects request </text:p>
        </text:list-item>
        <text:list-item>
          <text:p text:style-name="P44">KRB5KDC_ERR_BADOPTION: KDC can't fulfill requested option </text:p>
        </text:list-item>
        <text:list-item>
          <text:p text:style-name="P44">KRB5KDC_ERR_ETYPE_NOSUPP: KDC has no support for encryption type </text:p>
        </text:list-item>
        <text:list-item>
          <text:p text:style-name="P44">KRB5KDC_ERR_SUMTYPE_NOSUPP: KDC has no support for checksum type </text:p>
        </text:list-item>
        <text:list-item>
          <text:p text:style-name="P44">KRB5KDC_ERR_PADATA_TYPE_NOSUPP: KDC has no support for padata type </text:p>
        </text:list-item>
        <text:list-item>
          <text:p text:style-name="P44">KRB5KDC_ERR_TRTYPE_NOSUPP: KDC has no support for transited type </text:p>
        </text:list-item>
        <text:list-item>
          <text:p text:style-name="P44">KRB5KDC_ERR_CLIENT_REVOKED: Clients credentials have been revoked </text:p>
        </text:list-item>
        <text:list-item>
          <text:p text:style-name="P44">KRB5KDC_ERR_SERVICE_REVOKED: Credentials for server have been revoked </text:p>
        </text:list-item>
        <text:list-item>
          <text:p text:style-name="P44">KRB5KDC_ERR_TGT_REVOKED: TGT has been revoked </text:p>
        </text:list-item>
        <text:list-item>
          <text:p text:style-name="P44">KRB5KDC_ERR_CLIENT_NOTYET: Client not yet valid - try again later </text:p>
        </text:list-item>
        <text:list-item>
          <text:p text:style-name="P44">KRB5KDC_ERR_SERVICE_NOTYET: Server not yet valid - try again later </text:p>
        </text:list-item>
        <text:list-item>
          <text:p text:style-name="P44">KRB5KDC_ERR_KEY_EXP: Password has expired </text:p>
        </text:list-item>
        <text:list-item>
          <text:p text:style-name="P44">KRB5KDC_ERR_PREAUTH_FAILED: Preauthentication failed </text:p>
        </text:list-item>
        <text:list-item>
          <text:p text:style-name="P44">KRB5KDC_ERR_PREAUTH_REQUIRED: Additional pre-authentication required </text:p>
        </text:list-item>
        <text:list-item>
          <text:p text:style-name="P44">KRB5KDC_ERR_SERVER_NOMATCH: Requested server and ticket don't match </text:p>
        </text:list-item>
        <text:list-item>
          <text:p text:style-name="P47">KRB5PLACEHOLD_27: KRB5 error code 27 </text:p>
        </text:list-item>
        <text:list-item>
          <text:p text:style-name="P47">KRB5PLACEHOLD_28: KRB5 error code 28 </text:p>
        </text:list-item>
        <text:list-item>
          <text:p text:style-name="P47">KRB5PLACEHOLD_29: KRB5 error code 29 </text:p>
        </text:list-item>
        <text:list-item>
          <text:p text:style-name="P47">KRB5PLACEHOLD_30: KRB5 error code 30 </text:p>
        </text:list-item>
        <text:list-item>
          <text:p text:style-name="P44">KRB5KRB_AP_ERR_BAD_INTEGRITY: Decrypt integrity check failed </text:p>
        </text:list-item>
        <text:list-item>
          <text:p text:style-name="P44">KRB5KRB_AP_ERR_TKT_EXPIRED: Ticket expired </text:p>
        </text:list-item>
        <text:list-item>
          <text:p text:style-name="P44">KRB5KRB_AP_ERR_TKT_NYV: Ticket not yet valid </text:p>
        </text:list-item>
        <text:list-item>
          <text:p text:style-name="P44">KRB5KRB_AP_ERR_REPEAT: Request is a replay </text:p>
        </text:list-item>
        <text:list-item>
          <text:p text:style-name="P44">KRB5KRB_AP_ERR_NOT_US: The ticket isn't for us </text:p>
        </text:list-item>
        <text:list-item>
          <text:p text:style-name="P44">KRB5KRB_AP_ERR_BADMATCH: Ticket/authenticator don't match </text:p>
        </text:list-item>
        <text:list-item>
          <text:p text:style-name="P44">KRB5KRB_AP_ERR_SKEW: Clock skew too great </text:p>
        </text:list-item>
        <text:list-item>
          <text:p text:style-name="P44">KRB5KRB_AP_ERR_BADADDR: Incorrect net address </text:p>
        </text:list-item>
        <text:list-item>
          <text:p text:style-name="P44">KRB5KRB_AP_ERR_BADVERSION: Protocol version mismatch </text:p>
        </text:list-item>
        <text:list-item>
          <text:p text:style-name="P47">KRB5KRB_AP_ERR_MSG_TYPE: Invalid message type </text:p>
        </text:list-item>
        <text:list-item>
          <text:p text:style-name="P47">KRB5KRB_AP_ERR_MODIFIED: Message stream modified </text:p>
        </text:list-item>
        <text:list-item>
          <text:p text:style-name="P47">KRB5KRB_AP_ERR_BADORDER: Message out of order </text:p>
        </text:list-item>
        <text:list-item>
          <text:p text:style-name="P47">KRB5KRB_AP_ERR_ILL_CR_TKT: Illegal cross-realm ticket </text:p>
        </text:list-item>
        <text:list-item>
          <text:p text:style-name="P47">KRB5KRB_AP_ERR_BADKEYVER: Key version is not available </text:p>
        </text:list-item>
        <text:list-item>
          <text:p text:style-name="P47">KRB5KRB_AP_ERR_NOKEY: Service key not available </text:p>
        </text:list-item>
        <text:list-item>
          <text:p text:style-name="P47">KRB5KRB_AP_ERR_MUT_FAIL: Mutual authentication failed </text:p>
        </text:list-item>
        <text:list-item>
          <text:p text:style-name="P47">KRB5KRB_AP_ERR_BADDIRECTION: Incorrect message direction </text:p>
        </text:list-item>
        <text:list-item>
          <text:p text:style-name="P47">KRB5KRB_AP_ERR_METHOD: Alternative authentication method required </text:p>
        </text:list-item>
        <text:list-item>
          <text:p text:style-name="P47">KRB5KRB_AP_ERR_BADSEQ: Incorrect sequence number in message </text:p>
        </text:list-item>
        <text:list-item>
          <text:p text:style-name="P47">KRB5KRB_AP_ERR_INAPP_CKSUM: Inappropriate type of checksum in message </text:p>
        </text:list-item>
        <text:list-item>
          <text:p text:style-name="P47">KRB5KRB_AP_PATH_NOT_ACCEPTED: Policy rejects transited path </text:p>
        </text:list-item>
        <text:list-item>
          <text:p text:style-name="P47">KRB5KRB_ERR_RESPONSE_TOO_BIG: Response too big for UDP, retry with TCP </text:p>
        </text:list-item>
        <text:list-item>
          <text:p text:style-name="P47">KRB5PLACEHOLD_53: KRB5 error code 53 </text:p>
        </text:list-item>
        <text:list-item>
          <text:p text:style-name="P47">KRB5PLACEHOLD_54: KRB5 error code 54 </text:p>
        </text:list-item>
        <text:list-item>
          <text:p text:style-name="P47">KRB5PLACEHOLD_55: KRB5 error code 55 </text:p>
        </text:list-item>
        <text:list-item>
          <text:p text:style-name="P47"><text:soft-page-break/>KRB5PLACEHOLD_56: KRB5 error code 56 </text:p>
        </text:list-item>
        <text:list-item>
          <text:p text:style-name="P47">KRB5PLACEHOLD_57: KRB5 error code 57 </text:p>
        </text:list-item>
        <text:list-item>
          <text:p text:style-name="P47">KRB5PLACEHOLD_58: KRB5 error code 58 </text:p>
        </text:list-item>
        <text:list-item>
          <text:p text:style-name="P47">KRB5PLACEHOLD_59: KRB5 error code 59 </text:p>
        </text:list-item>
        <text:list-item>
          <text:p text:style-name="P47">KRB5KRB_ERR_GENERIC: Generic error (see e-text) </text:p>
        </text:list-item>
        <text:list-item>
          <text:p text:style-name="P47">KRB5KRB_ERR_FIELD_TOOLONG: Field is too long for this implementation </text:p>
        </text:list-item>
        <text:list-item>
          <text:p text:style-name="P47">KRB5PLACEHOLD_62: KRB5 error code 62 </text:p>
        </text:list-item>
        <text:list-item>
          <text:p text:style-name="P47">KRB5PLACEHOLD_63: KRB5 error code 63 </text:p>
        </text:list-item>
        <text:list-item>
          <text:p text:style-name="P47">KRB5PLACEHOLD_64: KRB5 error code 64 </text:p>
        </text:list-item>
        <text:list-item>
          <text:p text:style-name="P47">KRB5PLACEHOLD_65: KRB5 error code 65 </text:p>
        </text:list-item>
        <text:list-item>
          <text:p text:style-name="P47">KRB5PLACEHOLD_66: KRB5 error code 66 </text:p>
        </text:list-item>
        <text:list-item>
          <text:p text:style-name="P47">KRB5PLACEHOLD_67: KRB5 error code 67 </text:p>
        </text:list-item>
        <text:list-item>
          <text:p text:style-name="P47">KRB5PLACEHOLD_68: KRB5 error code 68 </text:p>
        </text:list-item>
        <text:list-item>
          <text:p text:style-name="P47">KRB5PLACEHOLD_69: KRB5 error code 69 </text:p>
        </text:list-item>
        <text:list-item>
          <text:p text:style-name="P47">KRB5PLACEHOLD_70: KRB5 error code 70 </text:p>
        </text:list-item>
        <text:list-item>
          <text:p text:style-name="P47">KRB5PLACEHOLD_71: KRB5 error code 71 </text:p>
        </text:list-item>
        <text:list-item>
          <text:p text:style-name="P47">KRB5PLACEHOLD_72: KRB5 error code 72 </text:p>
        </text:list-item>
        <text:list-item>
          <text:p text:style-name="P47">KRB5PLACEHOLD_73: KRB5 error code 73 </text:p>
        </text:list-item>
        <text:list-item>
          <text:p text:style-name="P47">KRB5PLACEHOLD_74: KRB5 error code 74 </text:p>
        </text:list-item>
        <text:list-item>
          <text:p text:style-name="P47">KRB5PLACEHOLD_75: KRB5 error code 75 </text:p>
        </text:list-item>
        <text:list-item>
          <text:p text:style-name="P47">KRB5PLACEHOLD_76: KRB5 error code 76 </text:p>
        </text:list-item>
        <text:list-item>
          <text:p text:style-name="P47">KRB5PLACEHOLD_77: KRB5 error code 77 </text:p>
        </text:list-item>
        <text:list-item>
          <text:p text:style-name="P47">KRB5PLACEHOLD_78: KRB5 error code 78 </text:p>
        </text:list-item>
        <text:list-item>
          <text:p text:style-name="P47">KRB5PLACEHOLD_79: KRB5 error code 79 </text:p>
        </text:list-item>
        <text:list-item>
          <text:p text:style-name="P47">KRB5PLACEHOLD_80: KRB5 error code 80 </text:p>
        </text:list-item>
        <text:list-item>
          <text:p text:style-name="P47">KRB5PLACEHOLD_81: KRB5 error code 81 </text:p>
        </text:list-item>
        <text:list-item>
          <text:p text:style-name="P47">KRB5PLACEHOLD_82: KRB5 error code 82 </text:p>
        </text:list-item>
        <text:list-item>
          <text:p text:style-name="P47">KRB5PLACEHOLD_83: KRB5 error code 83 </text:p>
        </text:list-item>
        <text:list-item>
          <text:p text:style-name="P47">KRB5PLACEHOLD_84: KRB5 error code 84 </text:p>
        </text:list-item>
        <text:list-item>
          <text:p text:style-name="P47">KRB5PLACEHOLD_85: KRB5 error code 85 </text:p>
        </text:list-item>
        <text:list-item>
          <text:p text:style-name="P47">KRB5PLACEHOLD_86: KRB5 error code 86 </text:p>
        </text:list-item>
        <text:list-item>
          <text:p text:style-name="P47">KRB5PLACEHOLD_87: KRB5 error code 87 </text:p>
        </text:list-item>
        <text:list-item>
          <text:p text:style-name="P47">KRB5PLACEHOLD_88: KRB5 error code 88 </text:p>
        </text:list-item>
        <text:list-item>
          <text:p text:style-name="P47">KRB5PLACEHOLD_89: KRB5 error code 89 </text:p>
        </text:list-item>
        <text:list-item>
          <text:p text:style-name="P47">KRB5PLACEHOLD_90: KRB5 error code 90 </text:p>
        </text:list-item>
        <text:list-item>
          <text:p text:style-name="P47">KRB5PLACEHOLD_91: KRB5 error code 91 </text:p>
        </text:list-item>
        <text:list-item>
          <text:p text:style-name="P47">KRB5PLACEHOLD_92: KRB5 error code 92 </text:p>
        </text:list-item>
        <text:list-item>
          <text:p text:style-name="P47">KRB5PLACEHOLD_93: KRB5 error code 93 </text:p>
        </text:list-item>
        <text:list-item>
          <text:p text:style-name="P47">KRB5PLACEHOLD_94: KRB5 error code 94 </text:p>
        </text:list-item>
        <text:list-item>
          <text:p text:style-name="P47">KRB5PLACEHOLD_95: KRB5 error code 95 </text:p>
        </text:list-item>
        <text:list-item>
          <text:p text:style-name="P47">KRB5PLACEHOLD_96: KRB5 error code 96 </text:p>
        </text:list-item>
        <text:list-item>
          <text:p text:style-name="P47">KRB5PLACEHOLD_97: KRB5 error code 97 </text:p>
        </text:list-item>
        <text:list-item>
          <text:p text:style-name="P47">KRB5PLACEHOLD_98: KRB5 error code 98 </text:p>
        </text:list-item>
        <text:list-item>
          <text:p text:style-name="P47">KRB5PLACEHOLD_99: KRB5 error code 99 </text:p>
        </text:list-item>
        <text:list-item>
          <text:p text:style-name="P47">KRB5PLACEHOLD_100: KRB5 error code 100 </text:p>
        </text:list-item>
        <text:list-item>
          <text:p text:style-name="P47">KRB5PLACEHOLD_101: KRB5 error code 101 </text:p>
        </text:list-item>
        <text:list-item>
          <text:p text:style-name="P47">KRB5PLACEHOLD_102: KRB5 error code 102 </text:p>
        </text:list-item>
        <text:list-item>
          <text:p text:style-name="P47">KRB5PLACEHOLD_103: KRB5 error code 103 </text:p>
        </text:list-item>
        <text:list-item>
          <text:p text:style-name="P47">KRB5PLACEHOLD_104: KRB5 error code 104 </text:p>
        </text:list-item>
        <text:list-item>
          <text:p text:style-name="P47">KRB5PLACEHOLD_105: KRB5 error code 105 </text:p>
        </text:list-item>
        <text:list-item>
          <text:p text:style-name="P47">KRB5PLACEHOLD_106: KRB5 error code 106 </text:p>
        </text:list-item>
        <text:list-item>
          <text:p text:style-name="P47">KRB5PLACEHOLD_107: KRB5 error code 107 </text:p>
        </text:list-item>
        <text:list-item>
          <text:p text:style-name="P47"><text:soft-page-break/>KRB5PLACEHOLD_108: KRB5 error code 108 </text:p>
        </text:list-item>
        <text:list-item>
          <text:p text:style-name="P47">KRB5PLACEHOLD_109: KRB5 error code 109 </text:p>
        </text:list-item>
        <text:list-item>
          <text:p text:style-name="P47">KRB5PLACEHOLD_110: KRB5 error code 110 </text:p>
        </text:list-item>
        <text:list-item>
          <text:p text:style-name="P47">KRB5PLACEHOLD_111: KRB5 error code 111 </text:p>
        </text:list-item>
        <text:list-item>
          <text:p text:style-name="P47">KRB5PLACEHOLD_112: KRB5 error code 112 </text:p>
        </text:list-item>
        <text:list-item>
          <text:p text:style-name="P47">KRB5PLACEHOLD_113: KRB5 error code 113 </text:p>
        </text:list-item>
        <text:list-item>
          <text:p text:style-name="P47">KRB5PLACEHOLD_114: KRB5 error code 114 </text:p>
        </text:list-item>
        <text:list-item>
          <text:p text:style-name="P47">KRB5PLACEHOLD_115: KRB5 error code 115 </text:p>
        </text:list-item>
        <text:list-item>
          <text:p text:style-name="P47">KRB5PLACEHOLD_116: KRB5 error code 116 </text:p>
        </text:list-item>
        <text:list-item>
          <text:p text:style-name="P47">KRB5PLACEHOLD_117: KRB5 error code 117 </text:p>
        </text:list-item>
        <text:list-item>
          <text:p text:style-name="P47">KRB5PLACEHOLD_118: KRB5 error code 118 </text:p>
        </text:list-item>
        <text:list-item>
          <text:p text:style-name="P47">KRB5PLACEHOLD_119: KRB5 error code 119 </text:p>
        </text:list-item>
        <text:list-item>
          <text:p text:style-name="P47">KRB5PLACEHOLD_120: KRB5 error code 120 </text:p>
        </text:list-item>
        <text:list-item>
          <text:p text:style-name="P47">KRB5PLACEHOLD_121: KRB5 error code 121 </text:p>
        </text:list-item>
        <text:list-item>
          <text:p text:style-name="P47">KRB5PLACEHOLD_122: KRB5 error code 122 </text:p>
        </text:list-item>
        <text:list-item>
          <text:p text:style-name="P47">KRB5PLACEHOLD_123: KRB5 error code 123 </text:p>
        </text:list-item>
        <text:list-item>
          <text:p text:style-name="P47">KRB5PLACEHOLD_124: KRB5 error code 124 </text:p>
        </text:list-item>
        <text:list-item>
          <text:p text:style-name="P47">KRB5PLACEHOLD_125: KRB5 error code 125 </text:p>
        </text:list-item>
        <text:list-item>
          <text:p text:style-name="P47">KRB5PLACEHOLD_126: KRB5 error code 126 </text:p>
        </text:list-item>
        <text:list-item>
          <text:p text:style-name="P47">KRB5PLACEHOLD_127: KRB5 error code 127 </text:p>
        </text:list-item>
        <text:list-item>
          <text:p text:style-name="P47">KRB5_ERR_RCSID: (RCS Id string for the krb5 error table) </text:p>
        </text:list-item>
        <text:list-item>
          <text:p text:style-name="P47">KRB5_LIBOS_BADLOCKFLAG: Invalid flag for file lock mode </text:p>
        </text:list-item>
        <text:list-item>
          <text:p text:style-name="P47">KRB5_LIBOS_CANTREADPWD: Cannot read password </text:p>
        </text:list-item>
        <text:list-item>
          <text:p text:style-name="P47">KRB5_LIBOS_BADPWDMATCH: Password mismatch </text:p>
        </text:list-item>
        <text:list-item>
          <text:p text:style-name="P47">KRB5_LIBOS_PWDINTR: Password read interrupted </text:p>
        </text:list-item>
        <text:list-item>
          <text:p text:style-name="P47">KRB5_PARSE_ILLCHAR: Illegal character in component name </text:p>
        </text:list-item>
        <text:list-item>
          <text:p text:style-name="P47">KRB5_PARSE_MALFORMED: Malformed representation of principal </text:p>
        </text:list-item>
        <text:list-item>
          <text:p text:style-name="P47">KRB5_CONFIG_CANTOPEN: Can't open/find Kerberos configuration file </text:p>
        </text:list-item>
        <text:list-item>
          <text:p text:style-name="P47">KRB5_CONFIG_BADFORMAT: Improper format of Kerberos configuration file </text:p>
        </text:list-item>
        <text:list-item>
          <text:p text:style-name="P47">KRB5_CONFIG_NOTENUFSPACE: Insufficient space to return complete information </text:p>
        </text:list-item>
        <text:list-item>
          <text:p text:style-name="P47">KRB5_BADMSGTYPE: Invalid message type specified for encoding </text:p>
        </text:list-item>
        <text:list-item>
          <text:p text:style-name="P47">KRB5_CC_BADNAME: Credential cache name malformed </text:p>
        </text:list-item>
        <text:list-item>
          <text:p text:style-name="P47">KRB5_CC_UNKNOWN_TYPE: Unknown credential cache type </text:p>
        </text:list-item>
        <text:list-item>
          <text:p text:style-name="P47">KRB5_CC_NOTFOUND: Matching credential not found </text:p>
        </text:list-item>
        <text:list-item>
          <text:p text:style-name="P47">KRB5_CC_END: End of credential cache reached </text:p>
        </text:list-item>
        <text:list-item>
          <text:p text:style-name="P47">KRB5_NO_TKT_SUPPLIED: Request did not supply a ticket </text:p>
        </text:list-item>
        <text:list-item>
          <text:p text:style-name="P47">KRB5KRB_AP_WRONG_PRINC: Wrong principal in request </text:p>
        </text:list-item>
        <text:list-item>
          <text:p text:style-name="P47">KRB5KRB_AP_ERR_TKT_INVALID: Ticket has invalid flag set </text:p>
        </text:list-item>
        <text:list-item>
          <text:p text:style-name="P47">KRB5_PRINC_NOMATCH: Requested principal and ticket don't match </text:p>
        </text:list-item>
        <text:list-item>
          <text:p text:style-name="P47">KRB5_KDCREP_MODIFIED: KDC reply did not match expectations </text:p>
        </text:list-item>
        <text:list-item>
          <text:p text:style-name="P47">KRB5_KDCREP_SKEW: Clock skew too great in KDC reply </text:p>
        </text:list-item>
        <text:list-item>
          <text:p text:style-name="P47">KRB5_IN_TKT_REALM_MISMATCH: Client/server realm mismatch in initial ticket request </text:p>
        </text:list-item>
        <text:list-item>
          <text:p text:style-name="P47">KRB5_PROG_ETYPE_NOSUPP: Program lacks support for encryption type </text:p>
        </text:list-item>
        <text:list-item>
          <text:p text:style-name="P47">KRB5_PROG_KEYTYPE_NOSUPP: Program lacks support for key type </text:p>
        </text:list-item>
        <text:list-item>
          <text:p text:style-name="P47">KRB5_WRONG_ETYPE: Requested encryption type not used in message </text:p>
        </text:list-item>
        <text:list-item>
          <text:p text:style-name="P47">KRB5_PROG_SUMTYPE_NOSUPP: Program lacks support for checksum type </text:p>
        </text:list-item>
        <text:list-item>
          <text:p text:style-name="P47">KRB5_REALM_UNKNOWN: Cannot find KDC for requested realm </text:p>
        </text:list-item>
        <text:list-item>
          <text:p text:style-name="P47">KRB5_SERVICE_UNKNOWN: Kerberos service unknown </text:p>
        </text:list-item>
        <text:list-item>
          <text:p text:style-name="P47">KRB5_KDC_UNREACH: Cannot contact any KDC for requested realm </text:p>
        </text:list-item>
        <text:list-item>
          <text:p text:style-name="P47">KRB5_NO_LOCALNAME: No local name found for principal name </text:p>
        </text:list-item>
        <text:list-item>
          <text:p text:style-name="P47"><text:soft-page-break/>KRB5_MUTUAL_FAILED: Mutual authentication failed </text:p>
        </text:list-item>
        <text:list-item>
          <text:p text:style-name="P47">KRB5_RC_TYPE_EXISTS: Replay cache type is already registered </text:p>
        </text:list-item>
        <text:list-item>
          <text:p text:style-name="P47">KRB5_RC_MALLOC: No more memory to allocate (in replay cache code) </text:p>
        </text:list-item>
        <text:list-item>
          <text:p text:style-name="P47">KRB5_RC_TYPE_NOTFOUND: Replay cache type is unknown </text:p>
        </text:list-item>
        <text:list-item>
          <text:p text:style-name="P47">KRB5_RC_UNKNOWN: Generic unknown RC error </text:p>
        </text:list-item>
        <text:list-item>
          <text:p text:style-name="P47">KRB5_RC_REPLAY: Message is a replay </text:p>
        </text:list-item>
        <text:list-item>
          <text:p text:style-name="P47">KRB5_RC_IO: Replay I/O operation failed XXX </text:p>
        </text:list-item>
        <text:list-item>
          <text:p text:style-name="P47">KRB5_RC_NOIO: Replay cache type does not support non-volatile storage </text:p>
        </text:list-item>
        <text:list-item>
          <text:p text:style-name="P47">KRB5_RC_PARSE: Replay cache name parse/format error </text:p>
        </text:list-item>
        <text:list-item>
          <text:p text:style-name="P47">KRB5_RC_IO_EOF: End-of-file on replay cache I/O </text:p>
        </text:list-item>
        <text:list-item>
          <text:p text:style-name="P47">KRB5_RC_IO_MALLOC: No more memory to allocate (in replay cache I/O code) </text:p>
        </text:list-item>
        <text:list-item>
          <text:p text:style-name="P47">KRB5_RC_IO_PERM: Permission denied in replay cache code </text:p>
        </text:list-item>
        <text:list-item>
          <text:p text:style-name="P47">KRB5_RC_IO_IO: I/O error in replay cache i/o code </text:p>
        </text:list-item>
        <text:list-item>
          <text:p text:style-name="P47">KRB5_RC_IO_UNKNOWN: Generic unknown RC/IO error </text:p>
        </text:list-item>
        <text:list-item>
          <text:p text:style-name="P47">KRB5_RC_IO_SPACE: Insufficient system space to store replay information </text:p>
        </text:list-item>
        <text:list-item>
          <text:p text:style-name="P47">KRB5_TRANS_CANTOPEN: Can't open/find realm translation file </text:p>
        </text:list-item>
        <text:list-item>
          <text:p text:style-name="P47">KRB5_TRANS_BADFORMAT: Improper format of realm translation file </text:p>
        </text:list-item>
        <text:list-item>
          <text:p text:style-name="P47">KRB5_LNAME_CANTOPEN: Can't open/find lname translation database </text:p>
        </text:list-item>
        <text:list-item>
          <text:p text:style-name="P47">KRB5_LNAME_NOTRANS: No translation available for requested principal </text:p>
        </text:list-item>
        <text:list-item>
          <text:p text:style-name="P47">KRB5_LNAME_BADFORMAT: Improper format of translation database entry </text:p>
        </text:list-item>
        <text:list-item>
          <text:p text:style-name="P47">KRB5_CRYPTO_INTERNAL: Cryptosystem internal error </text:p>
        </text:list-item>
        <text:list-item>
          <text:p text:style-name="P47">KRB5_KT_BADNAME: Key table name malformed </text:p>
        </text:list-item>
        <text:list-item>
          <text:p text:style-name="P47">KRB5_KT_UNKNOWN_TYPE: Unknown Key table type </text:p>
        </text:list-item>
        <text:list-item>
          <text:p text:style-name="P47">KRB5_KT_NOTFOUND: Key table entry not found </text:p>
        </text:list-item>
        <text:list-item>
          <text:p text:style-name="P47">KRB5_KT_END: End of key table reached </text:p>
        </text:list-item>
        <text:list-item>
          <text:p text:style-name="P47">KRB5_KT_NOWRITE: Cannot write to specified key table </text:p>
        </text:list-item>
        <text:list-item>
          <text:p text:style-name="P47">KRB5_KT_IOERR: Error writing to key table </text:p>
        </text:list-item>
        <text:list-item>
          <text:p text:style-name="P47">KRB5_NO_TKT_IN_RLM: Cannot find ticket for requested realm </text:p>
        </text:list-item>
        <text:list-item>
          <text:p text:style-name="P47">KRB5DES_BAD_KEYPAR: DES key has bad parity </text:p>
        </text:list-item>
        <text:list-item>
          <text:p text:style-name="P47">KRB5DES_WEAK_KEY: DES key is a weak key </text:p>
        </text:list-item>
        <text:list-item>
          <text:p text:style-name="P47">KRB5_BAD_ENCTYPE: Bad encryption type </text:p>
        </text:list-item>
        <text:list-item>
          <text:p text:style-name="P47">KRB5_BAD_KEYSIZE: Key size is incompatible with encryption type </text:p>
        </text:list-item>
        <text:list-item>
          <text:p text:style-name="P47">KRB5_BAD_MSIZE: Message size is incompatible with encryption type </text:p>
        </text:list-item>
        <text:list-item>
          <text:p text:style-name="P47">KRB5_CC_TYPE_EXISTS: Credentials cache type is already registered. </text:p>
        </text:list-item>
        <text:list-item>
          <text:p text:style-name="P47">KRB5_KT_TYPE_EXISTS: Key table type is already registered. </text:p>
        </text:list-item>
        <text:list-item>
          <text:p text:style-name="P47">KRB5_CC_IO: Credentials cache I/O operation failed XXX </text:p>
        </text:list-item>
        <text:list-item>
          <text:p text:style-name="P47">KRB5_FCC_PERM: Credentials cache file permissions incorrect </text:p>
        </text:list-item>
        <text:list-item>
          <text:p text:style-name="P47">KRB5_FCC_NOFILE: No credentials cache found </text:p>
        </text:list-item>
        <text:list-item>
          <text:p text:style-name="P47">KRB5_FCC_INTERNAL: Internal credentials cache error </text:p>
        </text:list-item>
        <text:list-item>
          <text:p text:style-name="P47">KRB5_CC_WRITE: Error writing to credentials cache </text:p>
        </text:list-item>
        <text:list-item>
          <text:p text:style-name="P47">KRB5_CC_NOMEM: No more memory to allocate (in credentials cache code) </text:p>
        </text:list-item>
        <text:list-item>
          <text:p text:style-name="P47">KRB5_CC_FORMAT: Bad format in credentials cache </text:p>
        </text:list-item>
        <text:list-item>
          <text:p text:style-name="P47">KRB5_INVALID_FLAGS: Invalid KDC option combination (library internal error) [for dual tgt library calls] </text:p>
        </text:list-item>
        <text:list-item>
          <text:p text:style-name="P47">KRB5_NO_2ND_TKT: Request missing second ticket [for dual tgt library calls] </text:p>
        </text:list-item>
        <text:list-item>
          <text:p text:style-name="P47">KRB5_NOCREDS_SUPPLIED: No credentials supplied to library routine </text:p>
        </text:list-item>
        <text:list-item>
          <text:p text:style-name="P47">KRB5_SENDAUTH_BADAUTHVERS: Bad sendauth version was sent </text:p>
        </text:list-item>
        <text:list-item>
          <text:p text:style-name="P47">KRB5_SENDAUTH_BADAPPLVERS: Bad application version was sent (via sendauth) </text:p>
        </text:list-item>
        <text:list-item>
          <text:p text:style-name="P47">KRB5_SENDAUTH_BADRESPONSE: Bad response (during sendauth exchange) </text:p>
        </text:list-item>
        <text:list-item>
          <text:p text:style-name="P47">KRB5_SENDAUTH_REJECTED: Server rejected authentication (during sendauth exchange) </text:p>
        </text:list-item>
        <text:list-item>
          <text:p text:style-name="P47"><text:soft-page-break/>KRB5_PREAUTH_BAD_TYPE: Unsupported preauthentication type </text:p>
        </text:list-item>
        <text:list-item>
          <text:p text:style-name="P47">KRB5_PREAUTH_NO_KEY: Required preauthentication key not supplied </text:p>
        </text:list-item>
        <text:list-item>
          <text:p text:style-name="P47">KRB5_PREAUTH_FAILED: Generic preauthentication failure </text:p>
        </text:list-item>
        <text:list-item>
          <text:p text:style-name="P47">KRB5_RCACHE_BADVNO: Unsupported replay cache format version number </text:p>
        </text:list-item>
        <text:list-item>
          <text:p text:style-name="P47">KRB5_CCACHE_BADVNO: Unsupported credentials cache format version number </text:p>
        </text:list-item>
        <text:list-item>
          <text:p text:style-name="P47">KRB5_KEYTAB_BADVNO: Unsupported key table format version number </text:p>
        </text:list-item>
        <text:list-item>
          <text:p text:style-name="P47">KRB5_PROG_ATYPE_NOSUPP: Program lacks support for address type </text:p>
        </text:list-item>
        <text:list-item>
          <text:p text:style-name="P47">KRB5_RC_REQUIRED: Message replay detection requires rcache parameter </text:p>
        </text:list-item>
        <text:list-item>
          <text:p text:style-name="P47">KRB5_ERR_BAD_HOSTNAME: Hostname cannot be canonicalized </text:p>
        </text:list-item>
        <text:list-item>
          <text:p text:style-name="P47">KRB5_ERR_HOST_REALM_UNKNOWN: Cannot determine realm for host </text:p>
        </text:list-item>
        <text:list-item>
          <text:p text:style-name="P47">KRB5_SNAME_UNSUPP_NAMETYPE: Conversion to service principal undefined for name type </text:p>
        </text:list-item>
        <text:list-item>
          <text:p text:style-name="P47">KRB5KRB_AP_ERR_V4_REPLY: Initial Ticket response appears to be Version 4 error </text:p>
        </text:list-item>
        <text:list-item>
          <text:p text:style-name="P47">KRB5_REALM_CANT_RESOLVE: Cannot resolve KDC for requested realm </text:p>
        </text:list-item>
        <text:list-item>
          <text:p text:style-name="P47">KRB5_TKT_NOT_FORWARDABLE: Requesting ticket can't get forwardable tickets </text:p>
        </text:list-item>
        <text:list-item>
          <text:p text:style-name="P47">KRB5_FWD_BAD_PRINCIPAL: Bad principal name while trying to forward credentials </text:p>
        </text:list-item>
        <text:list-item>
          <text:p text:style-name="P47">KRB5_GET_IN_TKT_LOOP: Looping detected inside krb5_get_in_tkt </text:p>
        </text:list-item>
        <text:list-item>
          <text:p text:style-name="P47">KRB5_CONFIG_NODEFREALM: Configuration file does not specify default realm </text:p>
        </text:list-item>
        <text:list-item>
          <text:p text:style-name="P47">KRB5_SAM_UNSUPPORTED: Bad SAM flags in obtain_sam_padata </text:p>
        </text:list-item>
        <text:list-item>
          <text:p text:style-name="P47">KRB5_KT_NAME_TOOLONG: Keytab name too long </text:p>
        </text:list-item>
        <text:list-item>
          <text:p text:style-name="P47">KRB5_KT_KVNONOTFOUND: Key version number for principal in key table is incorrect </text:p>
        </text:list-item>
        <text:list-item>
          <text:p text:style-name="P47">KRB5_APPL_EXPIRED: This application has expired </text:p>
        </text:list-item>
        <text:list-item>
          <text:p text:style-name="P47">KRB5_LIB_EXPIRED: This Krb5 library has expired </text:p>
        </text:list-item>
        <text:list-item>
          <text:p text:style-name="P47">KRB5_CHPW_PWDNULL: New password cannot be zero length </text:p>
        </text:list-item>
        <text:list-item>
          <text:p text:style-name="P47">KRB5_CHPW_FAIL: Password change failed </text:p>
        </text:list-item>
        <text:list-item>
          <text:p text:style-name="P47">KRB5_KT_FORMAT: Bad format in keytab </text:p>
        </text:list-item>
        <text:list-item>
          <text:p text:style-name="P47">KRB5_NOPERM_ETYPE: Encryption type not permitted </text:p>
        </text:list-item>
        <text:list-item>
          <text:p text:style-name="P47">KRB5_CONFIG_ETYPE_NOSUPP: No supported encryption types (config file error?) </text:p>
        </text:list-item>
        <text:list-item>
          <text:p text:style-name="P47">KRB5_OBSOLETE_FN: Program called an obsolete, deleted function </text:p>
        </text:list-item>
        <text:list-item>
          <text:p text:style-name="P47">KRB5_EAI_FAIL: unknown getaddrinfo failure </text:p>
        </text:list-item>
        <text:list-item>
          <text:p text:style-name="P47">KRB5_EAI_NODATA: no data available for host/domain name </text:p>
        </text:list-item>
        <text:list-item>
          <text:p text:style-name="P47">KRB5_EAI_NONAME: host/domain name not found </text:p>
        </text:list-item>
        <text:list-item>
          <text:p text:style-name="P47">KRB5_EAI_SERVICE: service name unknown </text:p>
        </text:list-item>
        <text:list-item>
          <text:p text:style-name="P34">KRB5_ERR_NUMERIC_REALM: Cannot determine realm for numeric host address </text:p>
        </text:list-item>
      </text:list>
      <text:p text:style-name="Standard"/>
      <text:list xml:id="list35478777" text:continue-list="list35479546" text:style-name="WW8Num9">
        <text:list-item>
          <text:p text:style-name="P29">A.1.2 Kerberos V5 Database Library Error Codes</text:p>
        </text:list-item>
      </text:list>
      <text:p text:style-name="P24">This is the Kerberos v5 database library error code table. </text:p>
      <text:list xml:id="list35486265" text:style-name="WW8Num11">
        <text:list-item>
          <text:p text:style-name="P42">KRB5_KDB_RCSID: (RCS Id string for the kdb error table) </text:p>
        </text:list-item>
        <text:list-item>
          <text:p text:style-name="P48">KRB5_KDB_INUSE: Entry already exists in database </text:p>
        </text:list-item>
        <text:list-item>
          <text:p text:style-name="P48">KRB5_KDB_UK_SERROR: Database store error </text:p>
        </text:list-item>
        <text:list-item>
          <text:p text:style-name="P48"><text:soft-page-break/>KRB5_KDB_UK_RERROR: Database read error </text:p>
        </text:list-item>
        <text:list-item>
          <text:p text:style-name="P48">KRB5_KDB_UNAUTH: Insufficient access to perform requested operation </text:p>
        </text:list-item>
        <text:list-item>
          <text:p text:style-name="P48">KRB5_KDB_NOENTRY: No such entry in the database </text:p>
        </text:list-item>
        <text:list-item>
          <text:p text:style-name="P48">KRB5_KDB_ILL_WILDCARD: Illegal use of wildcard </text:p>
        </text:list-item>
        <text:list-item>
          <text:p text:style-name="P48">KRB5_KDB_DB_INUSE: Database is locked or in use–try again later </text:p>
        </text:list-item>
        <text:list-item>
          <text:p text:style-name="P48">KRB5_KDB_DB_CHANGED: Database was modified during read </text:p>
        </text:list-item>
        <text:list-item>
          <text:p text:style-name="P48">KRB5_KDB_TRUNCATED_RECORD: Database record is incomplete or corrupted </text:p>
        </text:list-item>
        <text:list-item>
          <text:p text:style-name="P48">KRB5_KDB_RECURSIVELOCK: Attempt to lock database twice </text:p>
        </text:list-item>
        <text:list-item>
          <text:p text:style-name="P48">KRB5_KDB_NOTLOCKED: Attempt to unlock database when not locked </text:p>
        </text:list-item>
        <text:list-item>
          <text:p text:style-name="P48">KRB5_KDB_BADLOCKMODE: Invalid kdb lock mode </text:p>
        </text:list-item>
        <text:list-item>
          <text:p text:style-name="P48">KRB5_KDB_DBNOTINITED: Database has not been initialized </text:p>
        </text:list-item>
        <text:list-item>
          <text:p text:style-name="P48">KRB5_KDB_DBINITED: Database has already been initialized </text:p>
        </text:list-item>
        <text:list-item>
          <text:p text:style-name="P48">KRB5_KDB_ILLDIRECTION: Bad direction for converting keys </text:p>
        </text:list-item>
        <text:list-item>
          <text:p text:style-name="P48">KRB5_KDB_NOMASTERKEY: Cannot find master key record in database </text:p>
        </text:list-item>
        <text:list-item>
          <text:p text:style-name="P48">KRB5_KDB_BADMASTERKEY: Master key does not match database </text:p>
        </text:list-item>
        <text:list-item>
          <text:p text:style-name="P48">KRB5_KDB_INVALIDKEYSIZE: Key size in database is invalid </text:p>
        </text:list-item>
        <text:list-item>
          <text:p text:style-name="P48">KRB5_KDB_CANTREAD_STORED: Cannot find/read stored master key </text:p>
        </text:list-item>
        <text:list-item>
          <text:p text:style-name="P48">KRB5_KDB_BADSTORED_MKEY: Stored master key is corrupted </text:p>
        </text:list-item>
        <text:list-item>
          <text:p text:style-name="P48">KRB5_KDB_CANTLOCK_DB: Insufficient access to lock database </text:p>
        </text:list-item>
        <text:list-item>
          <text:p text:style-name="P48">KRB5_KDB_DB_CORRUPT: Database format error </text:p>
        </text:list-item>
        <text:list-item>
          <text:p text:style-name="P48">KRB5_KDB_BAD_VERSION: Unsupported version in database entry </text:p>
        </text:list-item>
        <text:list-item>
          <text:p text:style-name="P48">KRB5_KDB_BAD_SALTTYPE: Unsupported salt type </text:p>
        </text:list-item>
        <text:list-item>
          <text:p text:style-name="P48">KRB5_KDB_BAD_ENCTYPE: Unsupported encryption type </text:p>
        </text:list-item>
        <text:list-item>
          <text:p text:style-name="P48">KRB5_KDB_BAD_CREATEFLAGS: Bad database creation flags </text:p>
        </text:list-item>
        <text:list-item>
          <text:p text:style-name="P48">KRB5_KDB_NO_PERMITTED_KEY: No matching key in entry having a permitted enc type </text:p>
        </text:list-item>
        <text:list-item>
          <text:p text:style-name="P35">KRB5_KDB_NO_MATCHING_KEY: No matching key in entry </text:p>
        </text:list-item>
      </text:list>
      <text:list xml:id="list35478242" text:continue-list="list35478777" text:style-name="WW8Num9">
        <text:list-item>
          <text:p text:style-name="P30">A.1.3 Kerberos V5 Magic Numbers Error Codes</text:p>
        </text:list-item>
      </text:list>
      <text:p text:style-name="P24">This is the Kerberos v5 magic numbers error code table. </text:p>
      <text:list xml:id="list35491097" text:style-name="WW8Num6">
        <text:list-item>
          <text:p text:style-name="P43">KV5M_NONE: Kerberos V5 magic number table </text:p>
        </text:list-item>
        <text:list-item>
          <text:p text:style-name="P49">KV5M_PRINCIPAL: Bad magic number for krb5_principal structure </text:p>
        </text:list-item>
        <text:list-item>
          <text:p text:style-name="P49">KV5M_DATA: Bad magic number for krb5_data structure </text:p>
        </text:list-item>
        <text:list-item>
          <text:p text:style-name="P49">KV5M_KEYBLOCK: Bad magic number for krb5_keyblock structure </text:p>
        </text:list-item>
        <text:list-item>
          <text:p text:style-name="P49">KV5M_CHECKSUM: Bad magic number for krb5_checksum structure </text:p>
        </text:list-item>
        <text:list-item>
          <text:p text:style-name="P49">KV5M_ENCRYPT_BLOCK: Bad magic number for krb5_encrypt_block structure </text:p>
        </text:list-item>
        <text:list-item>
          <text:p text:style-name="P49">KV5M_ENC_DATA: Bad magic number for krb5_enc_data structure </text:p>
        </text:list-item>
        <text:list-item>
          <text:p text:style-name="P49">KV5M_CRYPTOSYSTEM_ENTRY: Bad magic number for krb5_cryptosystem_entry structure </text:p>
        </text:list-item>
        <text:list-item>
          <text:p text:style-name="P49">KV5M_CS_TABLE_ENTRY: Bad magic number for krb5_cs_table_entry structure </text:p>
        </text:list-item>
        <text:list-item>
          <text:p text:style-name="P49">KV5M_CHECKSUM_ENTRY: Bad magic number for krb5_checksum_entry structure </text:p>
        </text:list-item>
        <text:list-item>
          <text:p text:style-name="P49">KV5M_AUTHDATA: Bad magic number for krb5_authdata structure </text:p>
        </text:list-item>
        <text:list-item>
          <text:p text:style-name="P49">KV5M_TRANSITED: Bad magic number for krb5_transited structure </text:p>
        </text:list-item>
        <text:list-item>
          <text:p text:style-name="P49">KV5M_ENC_TKT_PART: Bad magic number for krb5_enc_tkt_part structure </text:p>
        </text:list-item>
        <text:list-item>
          <text:p text:style-name="P49">KV5M_TICKET: Bad magic number for krb5_ticket structure </text:p>
        </text:list-item>
        <text:list-item>
          <text:p text:style-name="P49">KV5M_AUTHENTICATOR: Bad magic number for krb5_authenticator structure </text:p>
        </text:list-item>
        <text:list-item>
          <text:p text:style-name="P49">KV5M_TKT_AUTHENT: Bad magic number for krb5_tkt_authent structure </text:p>
        </text:list-item>
        <text:list-item>
          <text:p text:style-name="P49">KV5M_CREDS: Bad magic number for krb5_creds structure </text:p>
        </text:list-item>
        <text:list-item>
          <text:p text:style-name="P49"><text:soft-page-break/>KV5M_LAST_REQ_ENTRY: Bad magic number for krb5_last_req_entry structure </text:p>
        </text:list-item>
        <text:list-item>
          <text:p text:style-name="P49">KV5M_PA_DATA: Bad magic number for krb5_pa_data structure </text:p>
        </text:list-item>
        <text:list-item>
          <text:p text:style-name="P49">KV5M_KDC_REQ: Bad magic number for krb5_kdc_req structure </text:p>
        </text:list-item>
        <text:list-item>
          <text:p text:style-name="P49">KV5M_ENC_KDC_REP_PART: Bad magic number for <text:line-break/>krb5_enc_kdc_rep_part structure </text:p>
        </text:list-item>
        <text:list-item>
          <text:p text:style-name="P49">KV5M_KDC_REP: Bad magic number for krb5_kdc_rep structure </text:p>
        </text:list-item>
        <text:list-item>
          <text:p text:style-name="P49">KV5M_ERROR: Bad magic number for krb5_error structure </text:p>
        </text:list-item>
        <text:list-item>
          <text:p text:style-name="P49">KV5M_AP_REQ: Bad magic number for krb5_ap_req structure </text:p>
        </text:list-item>
        <text:list-item>
          <text:p text:style-name="P49">KV5M_AP_REP: Bad magic number for krb5_ap_rep structure </text:p>
        </text:list-item>
        <text:list-item>
          <text:p text:style-name="P49">KV5M_AP_REP_ENC_PART: Bad magic number for <text:line-break/>krb5_ap_rep_enc_part structure </text:p>
        </text:list-item>
        <text:list-item>
          <text:p text:style-name="P49">KV5M_RESPONSE: Bad magic number for krb5_response structure </text:p>
        </text:list-item>
        <text:list-item>
          <text:p text:style-name="P49">KV5M_SAFE: Bad magic number for krb5_safe structure </text:p>
        </text:list-item>
        <text:list-item>
          <text:p text:style-name="P49">KV5M_PRIV: Bad magic number for krb5_priv structure </text:p>
        </text:list-item>
        <text:list-item>
          <text:p text:style-name="P49">KV5M_PRIV_ENC_PART: Bad magic number for krb5_priv_enc_part structure </text:p>
        </text:list-item>
        <text:list-item>
          <text:p text:style-name="P49">KV5M_CRED: Bad magic number for krb5_cred structure </text:p>
        </text:list-item>
        <text:list-item>
          <text:p text:style-name="P49">KV5M_CRED_INFO: Bad magic number for krb5_cred_info structure </text:p>
        </text:list-item>
        <text:list-item>
          <text:p text:style-name="P49">KV5M_CRED_ENC_PART: Bad magic number for krb5_cred_enc_part structure </text:p>
        </text:list-item>
        <text:list-item>
          <text:p text:style-name="P49">KV5M_PWD_DATA: Bad magic number for krb5_pwd_data structure </text:p>
        </text:list-item>
        <text:list-item>
          <text:p text:style-name="P49">KV5M_ADDRESS: Bad magic number for krb5_address structure </text:p>
        </text:list-item>
        <text:list-item>
          <text:p text:style-name="P49">KV5M_KEYTAB_ENTRY: Bad magic number for krb5_keytab_entry structure </text:p>
        </text:list-item>
        <text:list-item>
          <text:p text:style-name="P49">KV5M_CONTEXT: Bad magic number for krb5_context structure </text:p>
        </text:list-item>
        <text:list-item>
          <text:p text:style-name="P49">KV5M_OS_CONTEXT: Bad magic number for krb5_os_context structure </text:p>
        </text:list-item>
        <text:list-item>
          <text:p text:style-name="P49">KV5M_ALT_METHOD: Bad magic number for krb5_alt_method structure </text:p>
        </text:list-item>
        <text:list-item>
          <text:p text:style-name="P49">KV5M_ETYPE_INFO_ENTRY: Bad magic number for <text:line-break/>krb5_etype_info_entry structure </text:p>
        </text:list-item>
        <text:list-item>
          <text:p text:style-name="P49">KV5M_DB_CONTEXT: Bad magic number for krb5_db_context structure </text:p>
        </text:list-item>
        <text:list-item>
          <text:p text:style-name="P49">KV5M_AUTH_CONTEXT: Bad magic number for krb5_auth_context structure </text:p>
        </text:list-item>
        <text:list-item>
          <text:p text:style-name="P49">KV5M_KEYTAB: Bad magic number for krb5_keytab structure </text:p>
        </text:list-item>
        <text:list-item>
          <text:p text:style-name="P49">KV5M_RCACHE: Bad magic number for krb5_rcache structure </text:p>
        </text:list-item>
        <text:list-item>
          <text:p text:style-name="P49">KV5M_CCACHE: Bad magic number for krb5_ccache structure </text:p>
        </text:list-item>
        <text:list-item>
          <text:p text:style-name="P49">KV5M_PREAUTH_OPS: Bad magic number for krb5_preauth_ops </text:p>
        </text:list-item>
        <text:list-item>
          <text:p text:style-name="P49">KV5M_SAM_CHALLENGE: Bad magic number for krb5_sam_challenge </text:p>
        </text:list-item>
        <text:list-item>
          <text:p text:style-name="P49">KV5M_SAM_KEY: Bad magic number for krb5_sam_key </text:p>
        </text:list-item>
        <text:list-item>
          <text:p text:style-name="P49">KV5M_ENC_SAM_RESPONSE_ENC: Bad magic number for <text:line-break/>krb5_enc_sam_response_enc </text:p>
        </text:list-item>
        <text:list-item>
          <text:p text:style-name="P49">KV5M_SAM_RESPONSE: Bad magic number for krb5_sam_response </text:p>
        </text:list-item>
        <text:list-item>
          <text:p text:style-name="P49">KV5M_PREDICTED_SAM_RESPONSE: Bad magic number for krb5_predicted_sam_response </text:p>
        </text:list-item>
        <text:list-item>
          <text:p text:style-name="P49">KV5M_PASSWD_PHRASE_ELEMENT: Bad magic number for passwd_phrase_element </text:p>
        </text:list-item>
        <text:list-item>
          <text:p text:style-name="P49">KV5M_GSS_OID: Bad magic number for GSSAPI OID </text:p>
        </text:list-item>
        <text:list-item>
          <text:p text:style-name="P36">KV5M_GSS_QUEUE: Bad magic number for GSSAPI QUEUE </text:p>
        </text:list-item>
      </text:list>
      <text:p text:style-name="Standard"/>
      <text:list xml:id="list35480758" text:continue-list="list35478242" text:style-name="WW8Num9">
        <text:list-item>
          <text:p text:style-name="P29">A.1.4 ASN.1 Error Codes</text:p>
        </text:list-item>
      </text:list>
      <text:list xml:id="list35487646" text:style-name="WW8Num3">
        <text:list-item>
          <text:p text:style-name="P50">ASN1_BAD_TIMEFORMAT: ASN.1 failed call to system time library </text:p>
        </text:list-item>
        <text:list-item>
          <text:p text:style-name="P50">ASN1_MISSING_FIELD: ASN.1 structure is missing a required field </text:p>
        </text:list-item>
        <text:list-item>
          <text:p text:style-name="P50">ASN1_MISPLACED_FIELD: ASN.1 unexpected field number </text:p>
        </text:list-item>
        <text:list-item>
          <text:p text:style-name="P50">ASN1_TYPE_MISMATCH: ASN.1 type numbers are inconsistent </text:p>
        </text:list-item>
        <text:list-item>
          <text:p text:style-name="P50">ASN1_OVERFLOW: ASN.1 value too large </text:p>
        </text:list-item>
        <text:list-item>
          <text:p text:style-name="P50"><text:soft-page-break/>ASN1_OVERRUN: ASN.1 encoding ended unexpectedly </text:p>
        </text:list-item>
        <text:list-item>
          <text:p text:style-name="P50">ASN1_BAD_ID: ASN.1 identifier doesn't match expected value </text:p>
        </text:list-item>
        <text:list-item>
          <text:p text:style-name="P50">ASN1_BAD_LENGTH: ASN.1 length doesn't match expected value </text:p>
        </text:list-item>
        <text:list-item>
          <text:p text:style-name="P50">ASN1_BAD_FORMAT: ASN.1 badly-formatted encoding </text:p>
        </text:list-item>
        <text:list-item>
          <text:p text:style-name="P50">ASN1_PARSE_ERROR: ASN.1 parse error </text:p>
        </text:list-item>
        <text:list-item>
          <text:p text:style-name="P50">ASN1_BAD_GMTIME: ASN.1 bad return from gmtime </text:p>
        </text:list-item>
        <text:list-item>
          <text:p text:style-name="P50">ASN1_MISMATCH_INDEF: ASN.1 non-constructed indefinite encoding </text:p>
        </text:list-item>
        <text:list-item>
          <text:p text:style-name="P37">ASN1_MISSING_EOC: ASN.1 missing expected EOC </text:p>
        </text:list-item>
      </text:list>
      <text:p text:style-name="Standard"/>
      <text:list xml:id="list35477225" text:continue-list="list35480758" text:style-name="WW8Num9">
        <text:list-item>
          <text:p text:style-name="P29">A.1.5 GSSAPI Error Codes</text:p>
        </text:list-item>
      </text:list>
      <text:p text:style-name="P24">Generic GSSAPI Errors: </text:p>
      <text:list xml:id="list35482692" text:style-name="WW8Num1">
        <text:list-item>
          <text:p text:style-name="P39">G_BAD_SERVICE_NAME: No in SERVICE-NAME name string </text:p>
        </text:list-item>
        <text:list-item>
          <text:p text:style-name="P45">G_BAD_STRING_UID: STRING-UID-NAME contains nondigits </text:p>
        </text:list-item>
        <text:list-item>
          <text:p text:style-name="P45">G_NOUSER: UID does not resolve to username </text:p>
        </text:list-item>
        <text:list-item>
          <text:p text:style-name="P51">G_VALIDATE_FAILED: Validation error </text:p>
        </text:list-item>
        <text:list-item>
          <text:p text:style-name="P45">G_BUFFER_ALLOC: Couldn't allocate gss_buffer_t data </text:p>
        </text:list-item>
        <text:list-item>
          <text:p text:style-name="P45">G_BAD_MSG_CTX: Message context invalid </text:p>
        </text:list-item>
        <text:list-item>
          <text:p text:style-name="P45">G_WRONG_SIZE: Buffer is the wrong size </text:p>
        </text:list-item>
        <text:list-item>
          <text:p text:style-name="P45">G_BAD_USAGE: Credential usage type is unknown </text:p>
        </text:list-item>
        <text:list-item>
          <text:p text:style-name="P45">G_UNKNOWN_QOP: Unknown quality of protection specified </text:p>
        </text:list-item>
        <text:list-item>
          <text:p text:style-name="P45">G_BAD_HOSTNAME: Hostname in SERVICE-NAME string could not be canonicalized </text:p>
        </text:list-item>
        <text:list-item>
          <text:p text:style-name="P45">G_WRONG_MECH: Mechanism is incorrect </text:p>
        </text:list-item>
        <text:list-item>
          <text:p text:style-name="P45">G_BAD_TOK_HEADER: Token header is malformed or corrupt </text:p>
        </text:list-item>
        <text:list-item>
          <text:p text:style-name="P45">G_BAD_DIRECTION: Packet was replayed in wrong direction </text:p>
        </text:list-item>
        <text:list-item>
          <text:p text:style-name="P45">G_TOK_TRUNC: Token is missing data </text:p>
        </text:list-item>
        <text:list-item>
          <text:p text:style-name="P51">G_REFLECT: Token was reflected </text:p>
        </text:list-item>
        <text:list-item>
          <text:p text:style-name="P32">G_WRONG_TOKID: Received token ID does not match expected token ID </text:p>
        </text:list-item>
      </text:list>
      <text:p text:style-name="P24">Kerberos 5 GSSAPI Errors: </text:p>
      <text:list xml:id="list35489384" text:style-name="WW8Num5">
        <text:list-item>
          <text:p text:style-name="P40">KG_CCACHE_NOMATCH: Principal in credential cache does not match desired name </text:p>
        </text:list-item>
        <text:list-item>
          <text:p text:style-name="P46">KG_KEYTAB_NOMATCH: No principal in keytab matches desired name </text:p>
        </text:list-item>
        <text:list-item>
          <text:p text:style-name="P46">KG_TGT_MISSING: Credential cache has no TGT </text:p>
        </text:list-item>
        <text:list-item>
          <text:p text:style-name="P46">KG_NO_SUBKEY: Authenticator has no subkey </text:p>
        </text:list-item>
        <text:list-item>
          <text:p text:style-name="P46">KG_CONTEXT_ESTABLISHED: Context is already fully established </text:p>
        </text:list-item>
        <text:list-item>
          <text:p text:style-name="P46">KG_BAD_SIGN_TYPE: Unknown signature type in token </text:p>
        </text:list-item>
        <text:list-item>
          <text:p text:style-name="P46">KG_BAD_LENGTH: Invalid field length in token </text:p>
        </text:list-item>
        <text:list-item>
          <text:p text:style-name="P46">KG_CTX_INCOMPLETE: Attempt to use incomplete security context </text:p>
        </text:list-item>
        <text:list-item>
          <text:p text:style-name="P46">KG_CONTEXT: Bad magic number for krb5_gss_ctx_id_t </text:p>
        </text:list-item>
        <text:list-item>
          <text:p text:style-name="P46">KG_CRED: Bad magic number for krb5_gss_cred_id_t </text:p>
        </text:list-item>
        <text:list-item>
          <text:p text:style-name="P46">KG_ENC_DESC: Bad magic number for krb5_gss_enc_desc </text:p>
        </text:list-item>
        <text:list-item>
          <text:p text:style-name="P46">KG_BAD_SEQ: Sequence number in token is corrupt </text:p>
        </text:list-item>
        <text:list-item>
          <text:p text:style-name="P46">KG_EMPTY_CCACHE: Credential cache is empty </text:p>
        </text:list-item>
        <text:list-item>
          <text:p text:style-name="P33">KG_NO_CTYPES: Acceptor and Initiator share no checksum typ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Palatino-Bold" svg:font-family="Palatino-Bold" style:font-family-generic="roma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Vet cursief"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Object_20_met_20_pijl" style:display-name="Object met pijl" style:family="paragraph" style:parent-style-name="Standard"/>
    <style:style style:name="Object_20_met_20_schaduw" style:display-name="Object met schaduw" style:family="paragraph" style:parent-style-name="Standard"/>
    <style:style style:name="Object_20_zonder_20_vulling" style:display-name="Object zonder vulling" style:family="paragraph" style:parent-style-name="Standard"/>
    <style:style style:name="Text" style:family="paragraph" style:parent-style-name="Caption" style:class="extra"/>
    <style:style style:name="Tekstblok_20_uitgelijnd" style:display-name="Tekstblok uitgelijn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Kop1" style:family="paragraph" style:parent-style-name="Standard">
      <style:paragraph-properties fo:margin-top="0.42cm" fo:margin-bottom="0.21cm"/>
    </style:style>
    <style:style style:name="Kop2" style:family="paragraph" style:parent-style-name="Standard">
      <style:paragraph-properties fo:margin-top="0.42cm" fo:margin-bottom="0.21cm"/>
    </style:style>
    <style:style style:name="Maatlijn" style:family="paragraph" style:parent-style-name="Standard"/>
    <style:style style:name="Standaard_7e_LT_7e_Gliederung_20_1" style:display-name="Standaard~LT~Gliederung 1" style:family="paragraph">
      <style:paragraph-properties fo:margin-left="0cm" fo:margin-right="0cm" fo:margin-top="0.282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ard_7e_LT_7e_Gliederung_20_2" style:display-name="Standaard~LT~Gliederung 2" style:family="paragraph" style:parent-style-name="Standaard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Standaard_7e_LT_7e_Gliederung_20_3" style:display-name="Standaard~LT~Gliederung 3" style:family="paragraph" style:parent-style-name="Standaard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Standaard_7e_LT_7e_Gliederung_20_4" style:display-name="Standaard~LT~Gliederung 4" style:family="paragraph" style:parent-style-name="Standaard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Standaard_7e_LT_7e_Gliederung_20_5" style:display-name="Standaard~LT~Gliederung 5" style:family="paragraph" style:parent-style-name="Standaard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Standaard_7e_LT_7e_Gliederung_20_6" style:display-name="Standaard~LT~Gliederung 6" style:family="paragraph" style:parent-style-name="Standaard_7e_LT_7e_Gliederung_20_5"/>
    <style:style style:name="Standaard_7e_LT_7e_Gliederung_20_7" style:display-name="Standaard~LT~Gliederung 7" style:family="paragraph" style:parent-style-name="Standaard_7e_LT_7e_Gliederung_20_6"/>
    <style:style style:name="Standaard_7e_LT_7e_Gliederung_20_8" style:display-name="Standaard~LT~Gliederung 8" style:family="paragraph" style:parent-style-name="Standaard_7e_LT_7e_Gliederung_20_7"/>
    <style:style style:name="Standaard_7e_LT_7e_Gliederung_20_9" style:display-name="Standaard~LT~Gliederung 9" style:family="paragraph" style:parent-style-name="Standaard_7e_LT_7e_Gliederung_20_8"/>
    <style:style style:name="Standaard_7e_LT_7e_Titel" style:display-name="Standaard~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ard_7e_LT_7e_Untertitel" style:display-name="Standaard~LT~Untertitel" style:family="paragraph">
      <style:paragraph-properties fo:margin-left="0cm" fo:margin-right="0cm" fo:margin-top="0.282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ard_7e_LT_7e_Notizen" style:display-name="Standaard~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Standaard_7e_LT_7e_Hintergrundobjekte" style:display-name="Standaard~LT~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Standaard_7e_LT_7e_Hintergrund" style:display-name="Standaard~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Achtergrondobjecten"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Achtergrond" style:family="paragraph">
      <style:paragraph-properties fo:text-align="center" style:justify-single-word="false" style:text-autospace="none"/>
    </style:style>
    <style:style style:name="Notitie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verzicht_20_1" style:display-name="Overzicht 1" style:family="paragraph">
      <style:paragraph-properties fo:margin-left="0cm" fo:margin-right="0cm" fo:margin-top="0.282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verzicht_20_2" style:display-name="Overzicht 2" style:family="paragraph" style:parent-style-name="Overzicht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Overzicht_20_3" style:display-name="Overzicht 3" style:family="paragraph" style:parent-style-name="Overzicht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Overzicht_20_4" style:display-name="Overzicht 4" style:family="paragraph" style:parent-style-name="Overzicht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Overzicht_20_5" style:display-name="Overzicht 5" style:family="paragraph" style:parent-style-name="Overzicht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verzicht_20_6" style:display-name="Overzicht 6" style:family="paragraph" style:parent-style-name="Overzicht_20_5"/>
    <style:style style:name="Overzicht_20_7" style:display-name="Overzicht 7" style:family="paragraph" style:parent-style-name="Overzicht_20_6"/>
    <style:style style:name="Overzicht_20_8" style:display-name="Overzicht 8" style:family="paragraph" style:parent-style-name="Overzicht_20_7"/>
    <style:style style:name="Overzicht_20_9" style:display-name="Overzicht 9" style:family="paragraph" style:parent-style-name="Overzicht_20_8"/>
    <style:style style:name="lyt-cool_7e_LT_7e_Gliederung_20_1" style:display-name="lyt-cool~LT~Gliederung 1"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lyt-cool_7e_LT_7e_Gliederung_20_2" style:display-name="lyt-cool~LT~Gliederung 2" style:family="paragraph" style:parent-style-name="lyt-cool_7e_LT_7e_Gliederung_20_1">
      <style:paragraph-properties fo:margin-top="0cm" fo:margin-bottom="0.4cm"/>
      <style:text-properties fo:font-size="28pt" style:font-size-asian="28pt" style:font-size-complex="28pt"/>
    </style:style>
    <style:style style:name="lyt-cool_7e_LT_7e_Gliederung_20_3" style:display-name="lyt-cool~LT~Gliederung 3" style:family="paragraph" style:parent-style-name="lyt-cool_7e_LT_7e_Gliederung_20_2">
      <style:paragraph-properties fo:margin-top="0cm" fo:margin-bottom="0.3cm"/>
      <style:text-properties fo:font-size="24pt" style:font-size-asian="24pt" style:font-size-complex="24pt"/>
    </style:style>
    <style:style style:name="lyt-cool_7e_LT_7e_Gliederung_20_4" style:display-name="lyt-cool~LT~Gliederung 4" style:family="paragraph" style:parent-style-name="lyt-cool_7e_LT_7e_Gliederung_20_3">
      <style:paragraph-properties fo:margin-top="0cm" fo:margin-bottom="0.199cm"/>
      <style:text-properties fo:font-size="20pt" style:font-size-asian="20pt" style:font-size-complex="20pt"/>
    </style:style>
    <style:style style:name="lyt-cool_7e_LT_7e_Gliederung_20_5" style:display-name="lyt-cool~LT~Gliederung 5" style:family="paragraph" style:parent-style-name="lyt-cool_7e_LT_7e_Gliederung_20_4">
      <style:paragraph-properties fo:margin-top="0cm" fo:margin-bottom="0.101cm"/>
    </style:style>
    <style:style style:name="lyt-cool_7e_LT_7e_Gliederung_20_6" style:display-name="lyt-cool~LT~Gliederung 6" style:family="paragraph" style:parent-style-name="lyt-cool_7e_LT_7e_Gliederung_20_5"/>
    <style:style style:name="lyt-cool_7e_LT_7e_Gliederung_20_7" style:display-name="lyt-cool~LT~Gliederung 7" style:family="paragraph" style:parent-style-name="lyt-cool_7e_LT_7e_Gliederung_20_6"/>
    <style:style style:name="lyt-cool_7e_LT_7e_Gliederung_20_8" style:display-name="lyt-cool~LT~Gliederung 8" style:family="paragraph" style:parent-style-name="lyt-cool_7e_LT_7e_Gliederung_20_7"/>
    <style:style style:name="lyt-cool_7e_LT_7e_Gliederung_20_9" style:display-name="lyt-cool~LT~Gliederung 9" style:family="paragraph" style:parent-style-name="lyt-cool_7e_LT_7e_Gliederung_20_8"/>
    <style:style style:name="lyt-cool_7e_LT_7e_Titel" style:display-name="lyt-cool~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lyt-cool_7e_LT_7e_Untertitel" style:display-name="lyt-cool~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lyt-cool_7e_LT_7e_Notizen" style:display-name="lyt-cool~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lyt-cool_7e_LT_7e_Hintergrundobjekte" style:display-name="lyt-cool~LT~Hintergrundobjekte" style:family="paragraph">
      <style:paragraph-properties style:text-autospace="none"/>
      <style:text-properties style:letter-kerning="true"/>
    </style:style>
    <style:style style:name="lyt-cool_7e_LT_7e_Hintergrund" style:display-name="lyt-cool~LT~Hintergrund" style:family="paragraph">
      <style:paragraph-properties style:text-autospace="none"/>
      <style:text-properties style:letter-kerning="true"/>
    </style:style>
    <style:style style:name="WW-Titel1"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el12"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el123"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el1234"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el12345"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el123456"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el1234567"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el12345678"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el123456789"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el12345678910"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el1234567891011"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el123456789101112"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el12345678910111213"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el1234567891011121314"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el123456789101112131415"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el12345678910111213141516"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el1234567891011121314151617"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el123456789101112131415161718"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el12345678910111213141516171819"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el1234567891011121314151617181920"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n van der Zwet</meta:initial-creator>
    <meta:creation-date>2008-12-03T14:26:13.73</meta:creation-date>
    <dc:date>2008-12-03T15:39:20.28</dc:date>
    <dc:creator>Ton van der Zwet</dc:creator>
    <meta:editing-duration>PT00H08M43S</meta:editing-duration>
    <meta:editing-cycles>2</meta:editing-cycles>
    <meta:generator>OpenOffice.org/3.0$Win32 OpenOffice.org_project/300m9$Build-9358</meta:generator>
    <meta:document-statistic meta:table-count="1" meta:image-count="0" meta:object-count="0" meta:page-count="19" meta:paragraph-count="768" meta:word-count="5538" meta:character-count="40782"/>
    <meta:user-defined meta:name="Info 1"/>
    <meta:user-defined meta:name="Info 2"/>
    <meta:user-defined meta:name="Info 3"/>
    <meta:user-defined meta:name="Info 4"/>
  </office:meta>
</office:document-meta>
</file>